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04cm"/>
    </style:style>
    <style:style style:name="co3" style:family="table-column">
      <style:table-column-properties fo:break-before="auto" style:column-width="5.161cm"/>
    </style:style>
    <style:style style:name="co4" style:family="table-column">
      <style:table-column-properties fo:break-before="auto" style:column-width="7.49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658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ce3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office:value-type="string">
            <text:p>frikaans</text:p>
          </table:table-cell>
          <table:table-cell office:value-type="string">
            <text:p>Afrikaans</text:p>
          </table:table-cell>
          <table:table-cell office:value-type="string">
            <text:p>af_ZA</text:p>
          </table:table-cell>
          <table:table-cell office:value-type="string">
            <text:p>South Africa</text:p>
          </table:table-cell>
          <table:table-cell office:value-type="string">
            <text:p>12w01a (1.1)</text:p>
          </table:table-cell>
          <table:table-cell table:formula="of:=CONCATENATE(&quot;{@&quot;;[.C2];&quot;@,@&quot;;[.D2];&quot;@},&quot;)" office:value-type="string" office:string-value="{@frikaans@,@Afrikaans@},">
            <text:p>{@frikaans@,@Afrikaans@},</text:p>
          </table:table-cell>
          <table:table-cell table:formula="of:=CONCATENATE(&quot;{@&quot;;[.D2];&quot;@,@&quot;;[.E2];&quot;.lang@},&quot;)" office:value-type="string" office:string-value="{@Afrikaans@,@af_ZA.lang@},">
            <text:p>{@Afrikaans@,@af_ZA.lang@},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اللغة العربية</text:p>
          </table:table-cell>
          <table:table-cell office:value-type="string">
            <text:p>Arabic</text:p>
          </table:table-cell>
          <table:table-cell office:value-type="string">
            <text:p>ar_SA</text:p>
          </table:table-cell>
          <table:table-cell office:value-type="string">
            <text:p>North Africa + Middle East</text:p>
          </table:table-cell>
          <table:table-cell office:value-type="string">
            <text:p>12w01a (1.1)</text:p>
          </table:table-cell>
          <table:table-cell table:formula="of:=CONCATENATE(&quot;{@&quot;;[.C3];&quot;@,@&quot;;[.D3];&quot;@},&quot;)" office:value-type="string" office:string-value="{@اللغة العربية@,@Arabic@},">
            <text:p>{@اللغة العربية@,@Arabic@},</text:p>
          </table:table-cell>
          <table:table-cell table:formula="of:=CONCATENATE(&quot;{@&quot;;[.D3];&quot;@,@&quot;;[.E3];&quot;.lang@},&quot;)" office:value-type="string" office:string-value="{@Arabic@,@ar_SA.lang@},">
            <text:p>{@Arabic@,@ar_SA.lang@},</text:p>
          </table:table-cell>
          <table:table-cell table:formula="of:=[.C2]&amp;[.C3]&amp;[.C4]&amp;[.C5]&amp;[.C6]&amp;[.C7]&amp;[.C8]&amp;[.C9]&amp;[.C10]&amp;[.C11]&amp;[.C12]&amp;[.C13]&amp;[.C14]&amp;[.C15]&amp;[.C16]&amp;[.C17]&amp;[.C18]&amp;[.C19]&amp;[.C20]&amp;[.C21]&amp;[.C22]&amp;[.C23]&amp;[.C24]&amp;[.C25]&amp;[.C26]&amp;[.C27]&amp;[.C28]&amp;[.C29]&amp;[.C30]&amp;[.C31]&amp;[.C32]&amp;[.C33]&amp;[.C34]&amp;[.C35]&amp;[.C36]&amp;[.C37]&amp;[.C38]&amp;[.C39]&amp;[.C40]&amp;[.C41]&amp;[.C42]&amp;[.C43]&amp;[.C44]&amp;[.C45]&amp;[.C46]&amp;[.C47]&amp;[.C48]&amp;[.C49]&amp;[.C50]&amp;[.C51]&amp;[.C52]&amp;[.C53]&amp;[.C54]&amp;[.C55]&amp;[.C56]&amp;[.C57]&amp;[.C58]&amp;[.C59]&amp;[.C60]&amp;[.C61]&amp;[.C62]&amp;[.C63]&amp;[.C64]&amp;[.C65]&amp;[.C66]&amp;[.C67]&amp;[.C68]&amp;[.C69]" office:value-type="string" office:string-value="frikaansاللغة العربيةAsturianuБългарскиCatalàČeštinaCymraegDanskDeutschΕλληνικάAustralian EnglishCanadian EnglishEnglish (UK)Pirate Speak (PIRATE)English (US)Esperanto (Mondo)Español (Ar)Español (Es)Español (Me)Español (Ur)Español (Ve)EestiEuskaraSuomiFrançais (Fr)Français (Ca)GaeilgeGalegoעבריתहिन्दीHrvatskiMagyarՀայերենBahasa IndonesiaÍslenskaItaliano日本語ქართული한국어KernowekLingua LatinaLëtzebuergeschLietuviųLatviešuBahasa MelayuMaltiNederlandsNorsk NynorskNorskOccitanPolskiPortuguês (Br)Portuguese (Po)QuenyaRomânăРусскийSlovenčinaSlovenščinaСрпскиSvenskaภาษาไทยtlhIngan HolTürkçeУкраїнськаValenciàTiếng Việt简体中文繁體中文">
            <text:p>frikaansاللغة العربيةAsturianuБългарскиCatalàČeštinaCymraegDanskDeutschΕλληνικάAustralian EnglishCanadian EnglishEnglish (UK)Pirate Speak (PIRATE)English (US)Esperanto (Mondo)Español (Ar)Español (Es)Español (Me)Español (Ur)Español (Ve)EestiEuskaraSuomiFrançais (Fr)Français (Ca)GaeilgeGalegoעבריתहिन्दीHrvatskiMagyarՀայերենBahasa IndonesiaÍslenskaItaliano日本語ქართული한국어KernowekLingua LatinaLëtzebuergeschLietuviųLatviešuBahasa MelayuMaltiNederlandsNorsk NynorskNorskOccitanPolskiPortuguês (Br)Portuguese (Po)QuenyaRomânăРусскийSlovenčinaSlovenščinaСрпскиSvenskaภาษาไทยtlhIngan HolTürkçeУкраїнськаValenciàTiếng Việt简体中文繁體中文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Asturianu</text:p>
          </table:table-cell>
          <table:table-cell office:value-type="string">
            <text:p>Asturian</text:p>
          </table:table-cell>
          <table:table-cell office:value-type="string">
            <text:p>as_ES</text:p>
          </table:table-cell>
          <table:table-cell office:value-type="string">
            <text:p>Spain</text:p>
          </table:table-cell>
          <table:table-cell office:value-type="string">
            <text:p>Unknown</text:p>
          </table:table-cell>
          <table:table-cell table:formula="of:=CONCATENATE(&quot;{@&quot;;[.C4];&quot;@,@&quot;;[.D4];&quot;@},&quot;)" office:value-type="string" office:string-value="{@Asturianu@,@Asturian@},">
            <text:p>{@Asturianu@,@Asturian@},</text:p>
          </table:table-cell>
          <table:table-cell table:formula="of:=CONCATENATE(&quot;{@&quot;;[.D4];&quot;@,@&quot;;[.E4];&quot;.lang@},&quot;)" office:value-type="string" office:string-value="{@Asturian@,@as_ES.lang@},">
            <text:p>{@Asturian@,@as_ES.lang@},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Български</text:p>
          </table:table-cell>
          <table:table-cell office:value-type="string">
            <text:p>Bulgarian</text:p>
          </table:table-cell>
          <table:table-cell office:value-type="string">
            <text:p>bg_BG</text:p>
          </table:table-cell>
          <table:table-cell office:value-type="string">
            <text:p>Bulgaria</text:p>
          </table:table-cell>
          <table:table-cell office:value-type="string">
            <text:p>11w49a (1.1)</text:p>
          </table:table-cell>
          <table:table-cell table:formula="of:=CONCATENATE(&quot;{@&quot;;[.C5];&quot;@,@&quot;;[.D5];&quot;@},&quot;)" office:value-type="string" office:string-value="{@Български@,@Bulgarian@},">
            <text:p>{@Български@,@Bulgarian@},</text:p>
          </table:table-cell>
          <table:table-cell table:formula="of:=CONCATENATE(&quot;{@&quot;;[.D5];&quot;@,@&quot;;[.E5];&quot;.lang@},&quot;)" office:value-type="string" office:string-value="{@Bulgarian@,@bg_BG.lang@},">
            <text:p>{@Bulgarian@,@bg_BG.lang@},</text:p>
          </table:table-cell>
          <table:table-cell/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Català</text:p>
          </table:table-cell>
          <table:table-cell office:value-type="string">
            <text:p>Catalan</text:p>
          </table:table-cell>
          <table:table-cell office:value-type="string">
            <text:p>ca_ES</text:p>
          </table:table-cell>
          <table:table-cell office:value-type="string">
            <text:p>Spain (Catalonia) &amp; Andorra</text:p>
          </table:table-cell>
          <table:table-cell office:value-type="string">
            <text:p>12w01a (1.1)</text:p>
          </table:table-cell>
          <table:table-cell table:formula="of:=CONCATENATE(&quot;{@&quot;;[.C6];&quot;@,@&quot;;[.D6];&quot;@},&quot;)" office:value-type="string" office:string-value="{@Català@,@Catalan@},">
            <text:p>{@Català@,@Catalan@},</text:p>
          </table:table-cell>
          <table:table-cell table:formula="of:=CONCATENATE(&quot;{@&quot;;[.D6];&quot;@,@&quot;;[.E6];&quot;.lang@},&quot;)" office:value-type="string" office:string-value="{@Catalan@,@ca_ES.lang@},">
            <text:p>{@Catalan@,@ca_ES.lang@},</text:p>
          </table:table-cell>
          <table:table-cell table:formula="of:=[.I2]&amp;[.I3]&amp;[.I4]&amp;[.I5]&amp;[.I6]&amp;[.I7]&amp;[.I8]&amp;[.I9]&amp;[.I10]&amp;[.I11]&amp;[.I12]&amp;[.I13]&amp;[.I14]&amp;[.I15]&amp;[.I16]&amp;[.I17]&amp;[.I18]&amp;[.I19]&amp;[.I20]&amp;[.I21]&amp;[.I22]&amp;[.I23]&amp;[.I24]&amp;[.I25]&amp;[.I26]&amp;[.I27]&amp;[.I28]&amp;[.I29]&amp;[.I30]&amp;[.I31]&amp;[.I32]&amp;[.I33]&amp;[.I34]&amp;[.I35]&amp;[.I36]&amp;[.I37]&amp;[.I38]&amp;[.I39]&amp;[.I40]&amp;[.I41]&amp;[.I42]&amp;[.I43]&amp;[.I44]&amp;[.I45]&amp;[.I46]&amp;[.I47]&amp;[.I48]&amp;[.I49]&amp;[.I50]&amp;[.I51]&amp;[.I52]&amp;[.I53]&amp;[.I54]&amp;[.I55]&amp;[.I56]&amp;[.I57]&amp;[.I58]&amp;[.I59]&amp;[.I60]&amp;[.I61]&amp;[.I62]&amp;[.I63]&amp;[.I64]&amp;[.I65]&amp;[.I66]&amp;[.I67]&amp;[.I68]&amp;[.I69]" office:value-type="string" office:string-value="{@Afrikaans@,@af_ZA.lang@},{@Arabic@,@ar_SA.lang@},{@Asturian@,@as_ES.lang@},{@Bulgarian@,@bg_BG.lang@},{@Catalan@,@ca_ES.lang@},{@Czech@,@cs_CZ.lang@},{@Welsh@,@cy_GB.lang@},{@Danish@,@da_DK.lang@},{@German@,@de_DE.lang@},{@Greek@,@el_GR.lang@},{@Australian English@,@en_AU.lang@},{@Canadian English@,@en_CA.lang@},{@British English@,@en_GB.lang@},{@Pirate English@,@en_PT.lang@},{@American English@,@en_US.lang@},{@Esperanto@,@eo_UY.lang@},{@Argentinian Spanish@,@es_AR.lang@},{@Spanish@,@es_ES.lang@},{@Mexican Spanish@,@es_MX.lang@},{@Uruguayan Spanish@,@es_UY.lang@},{@Venezuelan Spanish@,@es_VE.lang@},{@Estonian@,@et_EE.lang@},{@Basque@,@eu_ES.lang@},{@Finnish@,@fi_FI.lang@},{@French@,@fr_FR.lang@},{@Canadian French@,@fr_CA.lang@},{@Irish@,@ga_IE.lang@},{@Galician@,@gl_ES.lang@},{@Hebrew@,@he_IL.lang@},{@Hindi@,@hi_IN.lang@},{@Croatian@,@hr_HR.lang@},{@Hungarian@,@hu_HU.lang@},{@Armenian@,@hy_AM.lang@},{@Indonesian@,@id_ID.lang@},{@Icelandic@,@is_IS.lang@},{@Italian@,@it_IT.lang@},{@Japanese@,@ja_JP.lang@},{@Georgian@,@ka_GE.lang@},{@Korean@,@ko_KR.lang@},{@Cornwall@,@kw_GB.lang@},{@Latin@,@la_VA.lang@},{@Luxembourgish@,@lb_LU.lang@},{@Lithuanian@,@lt_LT.lang@},{@Latvian@,@lv_LV.lang@},{@Malay@,@ms_MY.lang@},{@Maltese@,@mt_MT.lang@},{@Dutch@,@nl_NL.lang@},{@Norwegian@,@nb_NO.lang@},{@Norwegian@,@no_NO.lang@},{@Occitan@,@cc_CT.lang@},{@Polish@,@pl_PL.lang@},{@Brazilian Portuguese@,@pt_BR.lang@},{@Portuguese@,@pt_PT.lang@},{@Quenya (High Elvish)@,@qya_AA.lang@},{@Romanian@,@ro_RO.lang@},{@Russian@,@ru_RU.lang@},{@Slovak@,@sk_SK.lang@},{@Slovenian@,@sl_SI.lang@},{@Serbian@,@sr_SP.lang@},{@Swedish@,@sv_SE.lang@},{@Thai@,@th_TH.lang@},{@Klingon@,@tlh_AA.lang@},{@Turkish@,@tr_TR.lang@},{@Ukrainian@,@uk_UA.lang@},{@Valencian@,@va_ES.lang@},{@Vietnamese@,@vi_VN.lang@},{@Chinese (Simplified)@,@zh_CN.lang@},{@Chinese (Traditional)@,@zh_TW.lang@},">
            <text:p>{@Afrikaans@,@af_ZA.lang@},{@Arabic@,@ar_SA.lang@},{@Asturian@,@as_ES.lang@},{@Bulgarian@,@bg_BG.lang@},{@Catalan@,@ca_ES.lang@},{@Czech@,@cs_CZ.lang@},{@Welsh@,@cy_GB.lang@},{@Danish@,@da_DK.lang@},{@German@,@de_DE.lang@},{@Greek@,@el_GR.lang@},{@Australian English@,@en_AU.lang@},{@Canadian English@,@en_CA.lang@},{@British English@,@en_GB.lang@},{@Pirate English@,@en_PT.lang@},{@American English@,@en_US.lang@},{@Esperanto@,@eo_UY.lang@},{@Argentinian Spanish@,@es_AR.lang@},{@Spanish@,@es_ES.lang@},{@Mexican Spanish@,@es_MX.lang@},{@Uruguayan Spanish@,@es_UY.lang@},{@Venezuelan Spanish@,@es_VE.lang@},{@Estonian@,@et_EE.lang@},{@Basque@,@eu_ES.lang@},{@Finnish@,@fi_FI.lang@},{@French@,@fr_FR.lang@},{@Canadian French@,@fr_CA.lang@},{@Irish@,@ga_IE.lang@},{@Galician@,@gl_ES.lang@},{@Hebrew@,@he_IL.lang@},{@Hindi@,@hi_IN.lang@},{@Croatian@,@hr_HR.lang@},{@Hungarian@,@hu_HU.lang@},{@Armenian@,@hy_AM.lang@},{@Indonesian@,@id_ID.lang@},{@Icelandic@,@is_IS.lang@},{@Italian@,@it_IT.lang@},{@Japanese@,@ja_JP.lang@},{@Georgian@,@ka_GE.lang@},{@Korean@,@ko_KR.lang@},{@Cornwall@,@kw_GB.lang@},{@Latin@,@la_VA.lang@},{@Luxembourgish@,@lb_LU.lang@},{@Lithuanian@,@lt_LT.lang@},{@Latvian@,@lv_LV.lang@},{@Malay@,@ms_MY.lang@},{@Maltese@,@mt_MT.lang@},{@Dutch@,@nl_NL.lang@},{@Norwegian@,@nb_NO.lang@},{@Norwegian@,@no_NO.lang@},{@Occitan@,@cc_CT.lang@},{@Polish@,@pl_PL.lang@},{@Brazilian Portuguese@,@pt_BR.lang@},{@Portuguese@,@pt_PT.lang@},{@Quenya (High Elvish)@,@qya_AA.lang@},{@Romanian@,@ro_RO.lang@},{@Russian@,@ru_RU.lang@},{@Slovak@,@sk_SK.lang@},{@Slovenian@,@sl_SI.lang@},{@Serbian@,@sr_SP.lang@},{@Swedish@,@sv_SE.lang@},{@Thai@,@th_TH.lang@},{@Klingon@,@tlh_AA.lang@},{@Turkish@,@tr_TR.lang@},{@Ukrainian@,@uk_UA.lang@},{@Valencian@,@va_ES.lang@},{@Vietnamese@,@vi_VN.lang@},{@Chinese (Simplified)@,@zh_CN.lang@},{@Chinese (Traditional)@,@zh_TW.lang@},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Čeština</text:p>
          </table:table-cell>
          <table:table-cell office:value-type="string">
            <text:p>Czech</text:p>
          </table:table-cell>
          <table:table-cell office:value-type="string">
            <text:p>cs_CZ</text:p>
          </table:table-cell>
          <table:table-cell office:value-type="string">
            <text:p>Czech Republic</text:p>
          </table:table-cell>
          <table:table-cell office:value-type="string">
            <text:p>11w49a (1.1)</text:p>
          </table:table-cell>
          <table:table-cell table:formula="of:=CONCATENATE(&quot;{@&quot;;[.C7];&quot;@,@&quot;;[.D7];&quot;@},&quot;)" office:value-type="string" office:string-value="{@Čeština@,@Czech@},">
            <text:p>{@Čeština@,@Czech@},</text:p>
          </table:table-cell>
          <table:table-cell table:formula="of:=CONCATENATE(&quot;{@&quot;;[.D7];&quot;@,@&quot;;[.E7];&quot;.lang@},&quot;)" office:value-type="string" office:string-value="{@Czech@,@cs_CZ.lang@},">
            <text:p>{@Czech@,@cs_CZ.lang@},</text:p>
          </table:table-cell>
          <table:table-cell table:formula="of:=[.H2]&amp;[.H3]&amp;[.H4]&amp;[.H5]&amp;[.H6]&amp;[.H7]&amp;[.H8]&amp;[.H9]&amp;[.H10]&amp;[.H11]&amp;[.H12]&amp;[.H13]&amp;[.H14]&amp;[.H15]&amp;[.H16]&amp;[.H17]&amp;[.H18]&amp;[.H19]&amp;[.H20]&amp;[.H21]&amp;[.H22]&amp;[.H23]&amp;[.H24]&amp;[.H25]&amp;[.H26]&amp;[.H27]&amp;[.H28]&amp;[.H29]&amp;[.H30]&amp;[.H31]&amp;[.H32]&amp;[.H33]&amp;[.H34]&amp;[.H35]&amp;[.H36]&amp;[.H37]&amp;[.H38]&amp;[.H39]&amp;[.H40]&amp;[.H41]&amp;[.H42]&amp;[.H43]&amp;[.H44]&amp;[.H45]&amp;[.H46]&amp;[.H47]&amp;[.H48]&amp;[.H49]&amp;[.H50]&amp;[.H51]&amp;[.H52]&amp;[.H53]&amp;[.H54]&amp;[.H55]&amp;[.H56]&amp;[.H57]&amp;[.H58]&amp;[.H59]&amp;[.H60]&amp;[.H61]&amp;[.H62]&amp;[.H63]&amp;[.H64]&amp;[.H65]&amp;[.H66]&amp;[.H67]&amp;[.H68]&amp;[.H69]" office:value-type="string" office:string-value="{@frikaans@,@Afrikaans@},{@اللغة العربية@,@Arabic@},{@Asturianu@,@Asturian@},{@Български@,@Bulgarian@},{@Català@,@Catalan@},{@Čeština@,@Czech@},{@Cymraeg@,@Welsh@},{@Dansk@,@Danish@},{@Deutsch@,@German@},{@Ελληνικά@,@Greek@},{@Australian English@,@Australian English@},{@Canadian English@,@Canadian English@},{@English (UK)@,@British English@},{@Pirate Speak (PIRATE)@,@Pirate English@},{@English (US)@,@American English@},{@Esperanto (Mondo)@,@Esperanto@},{@Español (Ar)@,@Argentinian Spanish@},{@Español (Es)@,@Spanish@},{@Español (Me)@,@Mexican Spanish@},{@Español (Ur)@,@Uruguayan Spanish@},{@Español (Ve)@,@Venezuelan Spanish@},{@Eesti@,@Estonian@},{@Euskara@,@Basque@},{@Suomi@,@Finnish@},{@Français (Fr)@,@French@},{@Français (Ca)@,@Canadian French@},{@Gaeilge@,@Irish@},{@Galego@,@Galician@},{@עברית@,@Hebrew@},{@हिन्दी@,@Hindi@},{@Hrvatski@,@Croatian@},{@Magyar@,@Hungarian@},{@Հայերեն@,@Armenian@},{@Bahasa Indonesia@,@Indonesian@},{@Íslenska@,@Icelandic@},{@Italiano@,@Italian@},{@日本語@,@Japanese@},{@ქართული@,@Georgian@},{@한국어@,@Korean@},{@Kernowek@,@Cornwall@},{@Lingua Latina@,@Latin@},{@Lëtzebuergesch@,@Luxembourgish@},{@Lietuvių@,@Lithuanian@},{@Latviešu@,@Latvian@},{@Bahasa Melayu@,@Malay@},{@Malti@,@Maltese@},{@Nederlands@,@Dutch@},{@Norsk Nynorsk@,@Norwegian@},{@Norsk@,@Norwegian@},{@Occitan@,@Occitan@},{@Polski@,@Polish@},{@Português (Br)@,@Brazilian Portuguese@},{@Portuguese (Po)@,@Portuguese@},{@Quenya@,@Quenya (High Elvish)@},{@Română@,@Romanian@},{@Русский@,@Russian@},{@Slovenčina@,@Slovak@},{@Slovenščina@,@Slovenian@},{@Српски@,@Serbian@},{@Svenska@,@Swedish@},{@ภาษาไทย@,@Thai@},{@tlhIngan Hol@,@Klingon@},{@Türkçe@,@Turkish@},{@Українська@,@Ukrainian@},{@Valencià@,@Valencian@},{@Tiếng Việt@,@Vietnamese@},{@简体中文@,@Chinese (Simplified)@},{@繁體中文@,@Chinese (Traditional)@},">
            <text:p>{@frikaans@,@Afrikaans@},{@اللغة العربية@,@Arabic@},{@Asturianu@,@Asturian@},{@Български@,@Bulgarian@},{@Català@,@Catalan@},{@Čeština@,@Czech@},{@Cymraeg@,@Welsh@},{@Dansk@,@Danish@},{@Deutsch@,@German@},{@Ελληνικά@,@Greek@},{@Australian English@,@Australian English@},{@Canadian English@,@Canadian English@},{@English (UK)@,@British English@},{@Pirate Speak (PIRATE)@,@Pirate English@},{@English (US)@,@American English@},{@Esperanto (Mondo)@,@Esperanto@},{@Español (Ar)@,@Argentinian Spanish@},{@Español (Es)@,@Spanish@},{@Español (Me)@,@Mexican Spanish@},{@Español (Ur)@,@Uruguayan Spanish@},{@Español (Ve)@,@Venezuelan Spanish@},{@Eesti@,@Estonian@},{@Euskara@,@Basque@},{@Suomi@,@Finnish@},{@Français (Fr)@,@French@},{@Français (Ca)@,@Canadian French@},{@Gaeilge@,@Irish@},{@Galego@,@Galician@},{@עברית@,@Hebrew@},{@हिन्दी@,@Hindi@},{@Hrvatski@,@Croatian@},{@Magyar@,@Hungarian@},{@Հայերեն@,@Armenian@},{@Bahasa Indonesia@,@Indonesian@},{@Íslenska@,@Icelandic@},{@Italiano@,@Italian@},{@日本語@,@Japanese@},{@ქართული@,@Georgian@},{@한국어@,@Korean@},{@Kernowek@,@Cornwall@},{@Lingua Latina@,@Latin@},{@Lëtzebuergesch@,@Luxembourgish@},{@Lietuvių@,@Lithuanian@},{@Latviešu@,@Latvian@},{@Bahasa Melayu@,@Malay@},{@Malti@,@Maltese@},{@Nederlands@,@Dutch@},{@Norsk Nynorsk@,@Norwegian@},{@Norsk@,@Norwegian@},{@Occitan@,@Occitan@},{@Polski@,@Polish@},{@Português (Br)@,@Brazilian Portuguese@},{@Portuguese (Po)@,@Portuguese@},{@Quenya@,@Quenya (High Elvish)@},{@Română@,@Romanian@},{@Русский@,@Russian@},{@Slovenčina@,@Slovak@},{@Slovenščina@,@Slovenian@},{@Српски@,@Serbian@},{@Svenska@,@Swedish@},{@ภาษาไทย@,@Thai@},{@tlhIngan Hol@,@Klingon@},{@Türkçe@,@Turkish@},{@Українська@,@Ukrainian@},{@Valencià@,@Valencian@},{@Tiếng Việt@,@Vietnamese@},{@简体中文@,@Chinese (Simplified)@},{@繁體中文@,@Chinese (Traditional)@},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Cymraeg</text:p>
          </table:table-cell>
          <table:table-cell office:value-type="string">
            <text:p>Welsh</text:p>
          </table:table-cell>
          <table:table-cell office:value-type="string">
            <text:p>cy_GB</text:p>
          </table:table-cell>
          <table:table-cell office:value-type="string">
            <text:p>Wales</text:p>
          </table:table-cell>
          <table:table-cell office:value-type="string">
            <text:p>11w49a (1.1)</text:p>
          </table:table-cell>
          <table:table-cell table:formula="of:=CONCATENATE(&quot;{@&quot;;[.C8];&quot;@,@&quot;;[.D8];&quot;@},&quot;)" office:value-type="string" office:string-value="{@Cymraeg@,@Welsh@},">
            <text:p>{@Cymraeg@,@Welsh@},</text:p>
          </table:table-cell>
          <table:table-cell table:formula="of:=CONCATENATE(&quot;{@&quot;;[.D8];&quot;@,@&quot;;[.E8];&quot;.lang@},&quot;)" office:value-type="string" office:string-value="{@Welsh@,@cy_GB.lang@},">
            <text:p>{@Welsh@,@cy_GB.lang@},</text:p>
          </table:table-cell>
          <table:table-cell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Dansk</text:p>
          </table:table-cell>
          <table:table-cell office:value-type="string">
            <text:p>Danish</text:p>
          </table:table-cell>
          <table:table-cell office:value-type="string">
            <text:p>da_DK</text:p>
          </table:table-cell>
          <table:table-cell office:value-type="string">
            <text:p>Denmark, Faroe Islands.</text:p>
          </table:table-cell>
          <table:table-cell office:value-type="string">
            <text:p>11w49a (1.1)</text:p>
          </table:table-cell>
          <table:table-cell table:formula="of:=CONCATENATE(&quot;{@&quot;;[.C9];&quot;@,@&quot;;[.D9];&quot;@},&quot;)" office:value-type="string" office:string-value="{@Dansk@,@Danish@},">
            <text:p>{@Dansk@,@Danish@},</text:p>
          </table:table-cell>
          <table:table-cell table:formula="of:=CONCATENATE(&quot;{@&quot;;[.D9];&quot;@,@&quot;;[.E9];&quot;.lang@},&quot;)" office:value-type="string" office:string-value="{@Danish@,@da_DK.lang@},">
            <text:p>{@Danish@,@da_DK.lang@},</text:p>
          </table:table-cell>
          <table:table-cell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string">
            <text:p>Deutsch</text:p>
          </table:table-cell>
          <table:table-cell office:value-type="string">
            <text:p>German</text:p>
          </table:table-cell>
          <table:table-cell office:value-type="string">
            <text:p>de_DE</text:p>
          </table:table-cell>
          <table:table-cell office:value-type="string">
            <text:p>Germany, Austria, Switzerland, Liechtenstein, Luxembourg, Belgium.</text:p>
          </table:table-cell>
          <table:table-cell office:value-type="string">
            <text:p>11w49a (1.1)</text:p>
          </table:table-cell>
          <table:table-cell table:formula="of:=CONCATENATE(&quot;{@&quot;;[.C10];&quot;@,@&quot;;[.D10];&quot;@},&quot;)" office:value-type="string" office:string-value="{@Deutsch@,@German@},">
            <text:p>{@Deutsch@,@German@},</text:p>
          </table:table-cell>
          <table:table-cell table:formula="of:=CONCATENATE(&quot;{@&quot;;[.D10];&quot;@,@&quot;;[.E10];&quot;.lang@},&quot;)" office:value-type="string" office:string-value="{@German@,@de_DE.lang@},">
            <text:p>{@German@,@de_DE.lang@},</text:p>
          </table:table-cell>
          <table:table-cell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Ελληνικά</text:p>
          </table:table-cell>
          <table:table-cell office:value-type="string">
            <text:p>Greek</text:p>
          </table:table-cell>
          <table:table-cell office:value-type="string">
            <text:p>el_GR</text:p>
          </table:table-cell>
          <table:table-cell office:value-type="string">
            <text:p>Greece, Cyprus.</text:p>
          </table:table-cell>
          <table:table-cell office:value-type="string">
            <text:p>12w01a (1.1)</text:p>
          </table:table-cell>
          <table:table-cell table:formula="of:=CONCATENATE(&quot;{@&quot;;[.C11];&quot;@,@&quot;;[.D11];&quot;@},&quot;)" office:value-type="string" office:string-value="{@Ελληνικά@,@Greek@},">
            <text:p>{@Ελληνικά@,@Greek@},</text:p>
          </table:table-cell>
          <table:table-cell table:formula="of:=CONCATENATE(&quot;{@&quot;;[.D11];&quot;@,@&quot;;[.E11];&quot;.lang@},&quot;)" office:value-type="string" office:string-value="{@Greek@,@el_GR.lang@},">
            <text:p>{@Greek@,@el_GR.lang@},</text:p>
          </table:table-cell>
          <table:table-cell/>
        </table:table-row>
        <table:table-row table:style-name="ro2">
          <table:table-cell/>
          <table:table-cell office:value-type="float" office:value="11">
            <text:p>11</text:p>
          </table:table-cell>
          <table:table-cell table:number-columns-repeated="2" office:value-type="string">
            <text:p>Australian English</text:p>
          </table:table-cell>
          <table:table-cell office:value-type="string">
            <text:p>en_AU</text:p>
          </table:table-cell>
          <table:table-cell office:value-type="string">
            <text:p>Australia</text:p>
          </table:table-cell>
          <table:table-cell office:value-type="string">
            <text:p>12w21b (1.3.1)</text:p>
          </table:table-cell>
          <table:table-cell table:formula="of:=CONCATENATE(&quot;{@&quot;;[.C12];&quot;@,@&quot;;[.D12];&quot;@},&quot;)" office:value-type="string" office:string-value="{@Australian English@,@Australian English@},">
            <text:p>{@Australian English@,@Australian English@},</text:p>
          </table:table-cell>
          <table:table-cell table:formula="of:=CONCATENATE(&quot;{@&quot;;[.D12];&quot;@,@&quot;;[.E12];&quot;.lang@},&quot;)" office:value-type="string" office:string-value="{@Australian English@,@en_AU.lang@},">
            <text:p>{@Australian English@,@en_AU.lang@},</text:p>
          </table:table-cell>
          <table:table-cell/>
        </table:table-row>
        <table:table-row table:style-name="ro2">
          <table:table-cell/>
          <table:table-cell office:value-type="float" office:value="12">
            <text:p>12</text:p>
          </table:table-cell>
          <table:table-cell table:number-columns-repeated="2" office:value-type="string">
            <text:p>Canadian English</text:p>
          </table:table-cell>
          <table:table-cell office:value-type="string">
            <text:p>en_CA</text:p>
          </table:table-cell>
          <table:table-cell office:value-type="string">
            <text:p>Canada</text:p>
          </table:table-cell>
          <table:table-cell office:value-type="string">
            <text:p>11w49a (1.1)</text:p>
          </table:table-cell>
          <table:table-cell table:formula="of:=CONCATENATE(&quot;{@&quot;;[.C13];&quot;@,@&quot;;[.D13];&quot;@},&quot;)" office:value-type="string" office:string-value="{@Canadian English@,@Canadian English@},">
            <text:p>{@Canadian English@,@Canadian English@},</text:p>
          </table:table-cell>
          <table:table-cell table:formula="of:=CONCATENATE(&quot;{@&quot;;[.D13];&quot;@,@&quot;;[.E13];&quot;.lang@},&quot;)" office:value-type="string" office:string-value="{@Canadian English@,@en_CA.lang@},">
            <text:p>{@Canadian English@,@en_CA.lang@},</text:p>
          </table:table-cell>
          <table:table-cell/>
        </table:table-row>
        <table:table-row table:style-name="ro5">
          <table:table-cell/>
          <table:table-cell office:value-type="float" office:value="13">
            <text:p>13</text:p>
          </table:table-cell>
          <table:table-cell office:value-type="string">
            <text:p>English (UK)</text:p>
          </table:table-cell>
          <table:table-cell office:value-type="string">
            <text:p>British English</text:p>
          </table:table-cell>
          <table:table-cell office:value-type="string">
            <text:p>en_GB</text:p>
          </table:table-cell>
          <table:table-cell office:value-type="string">
            <text:p>Great Britain, Australia, India, Singapore, Ireland...</text:p>
          </table:table-cell>
          <table:table-cell office:value-type="string">
            <text:p>11w49a (1.1)</text:p>
          </table:table-cell>
          <table:table-cell table:formula="of:=CONCATENATE(&quot;{@&quot;;[.C14];&quot;@,@&quot;;[.D14];&quot;@},&quot;)" office:value-type="string" office:string-value="{@English (UK)@,@British English@},">
            <text:p>{@English (UK)@,@British English@},</text:p>
          </table:table-cell>
          <table:table-cell table:formula="of:=CONCATENATE(&quot;{@&quot;;[.D14];&quot;@,@&quot;;[.E14];&quot;.lang@},&quot;)" office:value-type="string" office:string-value="{@British English@,@en_GB.lang@},">
            <text:p>{@British English@,@en_GB.lang@},</text:p>
          </table:table-cell>
          <table:table-cell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Pirate Speak (PIRATE)</text:p>
          </table:table-cell>
          <table:table-cell office:value-type="string">
            <text:p>Pirate English</text:p>
          </table:table-cell>
          <table:table-cell office:value-type="string">
            <text:p>en_PT</text:p>
          </table:table-cell>
          <table:table-cell office:value-type="string">
            <text:p>None (Web language)</text:p>
          </table:table-cell>
          <table:table-cell office:value-type="string">
            <text:p>12w01a (1.1)</text:p>
          </table:table-cell>
          <table:table-cell table:formula="of:=CONCATENATE(&quot;{@&quot;;[.C15];&quot;@,@&quot;;[.D15];&quot;@},&quot;)" office:value-type="string" office:string-value="{@Pirate Speak (PIRATE)@,@Pirate English@},">
            <text:p>{@Pirate Speak (PIRATE)@,@Pirate English@},</text:p>
          </table:table-cell>
          <table:table-cell table:formula="of:=CONCATENATE(&quot;{@&quot;;[.D15];&quot;@,@&quot;;[.E15];&quot;.lang@},&quot;)" office:value-type="string" office:string-value="{@Pirate English@,@en_PT.lang@},">
            <text:p>{@Pirate English@,@en_PT.lang@},</text:p>
          </table:table-cell>
          <table:table-cell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English (US)</text:p>
          </table:table-cell>
          <table:table-cell office:value-type="string">
            <text:p>American English</text:p>
          </table:table-cell>
          <table:table-cell office:value-type="string">
            <text:p>en_US</text:p>
          </table:table-cell>
          <table:table-cell office:value-type="string">
            <text:p>USA</text:p>
          </table:table-cell>
          <table:table-cell office:value-type="string">
            <text:p>Pre 0.0.0</text:p>
          </table:table-cell>
          <table:table-cell table:formula="of:=CONCATENATE(&quot;{@&quot;;[.C16];&quot;@,@&quot;;[.D16];&quot;@},&quot;)" office:value-type="string" office:string-value="{@English (US)@,@American English@},">
            <text:p>{@English (US)@,@American English@},</text:p>
          </table:table-cell>
          <table:table-cell table:formula="of:=CONCATENATE(&quot;{@&quot;;[.D16];&quot;@,@&quot;;[.E16];&quot;.lang@},&quot;)" office:value-type="string" office:string-value="{@American English@,@en_US.lang@},">
            <text:p>{@American English@,@en_US.lang@},</text:p>
          </table:table-cell>
          <table:table-cell/>
        </table:table-row>
        <table:table-row table:style-name="ro6">
          <table:table-cell/>
          <table:table-cell office:value-type="float" office:value="16">
            <text:p>16</text:p>
          </table:table-cell>
          <table:table-cell office:value-type="string">
            <text:p>Esperanto (Mondo)</text:p>
          </table:table-cell>
          <table:table-cell office:value-type="string">
            <text:p>Esperanto</text:p>
          </table:table-cell>
          <table:table-cell office:value-type="string">
            <text:p>eo_UY</text:p>
          </table:table-cell>
          <table:table-cell office:value-type="string">
            <text:p>Constructed language (International)</text:p>
          </table:table-cell>
          <table:table-cell office:value-type="string">
            <text:p>12w05a (1.2)</text:p>
          </table:table-cell>
          <table:table-cell table:formula="of:=CONCATENATE(&quot;{@&quot;;[.C17];&quot;@,@&quot;;[.D17];&quot;@},&quot;)" office:value-type="string" office:string-value="{@Esperanto (Mondo)@,@Esperanto@},">
            <text:p>{@Esperanto (Mondo)@,@Esperanto@},</text:p>
          </table:table-cell>
          <table:table-cell table:formula="of:=CONCATENATE(&quot;{@&quot;;[.D17];&quot;@,@&quot;;[.E17];&quot;.lang@},&quot;)" office:value-type="string" office:string-value="{@Esperanto@,@eo_UY.lang@},">
            <text:p>{@Esperanto@,@eo_UY.lang@},</text:p>
          </table:table-cell>
          <table:table-cell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string">
            <text:p>Español (Ar)</text:p>
          </table:table-cell>
          <table:table-cell office:value-type="string">
            <text:p>Argentinian Spanish</text:p>
          </table:table-cell>
          <table:table-cell office:value-type="string">
            <text:p>es_AR</text:p>
          </table:table-cell>
          <table:table-cell office:value-type="string">
            <text:p>Argentina</text:p>
          </table:table-cell>
          <table:table-cell office:value-type="string">
            <text:p>11w49a (1.1)</text:p>
          </table:table-cell>
          <table:table-cell table:formula="of:=CONCATENATE(&quot;{@&quot;;[.C18];&quot;@,@&quot;;[.D18];&quot;@},&quot;)" office:value-type="string" office:string-value="{@Español (Ar)@,@Argentinian Spanish@},">
            <text:p>{@Español (Ar)@,@Argentinian Spanish@},</text:p>
          </table:table-cell>
          <table:table-cell table:formula="of:=CONCATENATE(&quot;{@&quot;;[.D18];&quot;@,@&quot;;[.E18];&quot;.lang@},&quot;)" office:value-type="string" office:string-value="{@Argentinian Spanish@,@es_AR.lang@},">
            <text:p>{@Argentinian Spanish@,@es_AR.lang@},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Español (Es)</text:p>
          </table:table-cell>
          <table:table-cell office:value-type="string">
            <text:p>Spanish</text:p>
          </table:table-cell>
          <table:table-cell office:value-type="string">
            <text:p>es_ES</text:p>
          </table:table-cell>
          <table:table-cell office:value-type="string">
            <text:p>Spain</text:p>
          </table:table-cell>
          <table:table-cell office:value-type="string">
            <text:p>11w49a (1.1)</text:p>
          </table:table-cell>
          <table:table-cell table:formula="of:=CONCATENATE(&quot;{@&quot;;[.C19];&quot;@,@&quot;;[.D19];&quot;@},&quot;)" office:value-type="string" office:string-value="{@Español (Es)@,@Spanish@},">
            <text:p>{@Español (Es)@,@Spanish@},</text:p>
          </table:table-cell>
          <table:table-cell table:formula="of:=CONCATENATE(&quot;{@&quot;;[.D19];&quot;@,@&quot;;[.E19];&quot;.lang@},&quot;)" office:value-type="string" office:string-value="{@Spanish@,@es_ES.lang@},">
            <text:p>{@Spanish@,@es_ES.lang@},</text:p>
          </table:table-cell>
          <table:table-cell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Español (Me)</text:p>
          </table:table-cell>
          <table:table-cell office:value-type="string">
            <text:p>Mexican Spanish</text:p>
          </table:table-cell>
          <table:table-cell office:value-type="string">
            <text:p>es_MX</text:p>
          </table:table-cell>
          <table:table-cell office:value-type="string">
            <text:p>Mexico</text:p>
          </table:table-cell>
          <table:table-cell office:value-type="float" office:value="1.1">
            <text:p>1.1</text:p>
          </table:table-cell>
          <table:table-cell table:formula="of:=CONCATENATE(&quot;{@&quot;;[.C20];&quot;@,@&quot;;[.D20];&quot;@},&quot;)" office:value-type="string" office:string-value="{@Español (Me)@,@Mexican Spanish@},">
            <text:p>{@Español (Me)@,@Mexican Spanish@},</text:p>
          </table:table-cell>
          <table:table-cell table:formula="of:=CONCATENATE(&quot;{@&quot;;[.D20];&quot;@,@&quot;;[.E20];&quot;.lang@},&quot;)" office:value-type="string" office:string-value="{@Mexican Spanish@,@es_MX.lang@},">
            <text:p>{@Mexican Spanish@,@es_MX.lang@},</text:p>
          </table:table-cell>
          <table:table-cell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Español (Ur)</text:p>
          </table:table-cell>
          <table:table-cell office:value-type="string">
            <text:p>Uruguayan Spanish</text:p>
          </table:table-cell>
          <table:table-cell office:value-type="string">
            <text:p>es_UY</text:p>
          </table:table-cell>
          <table:table-cell office:value-type="string">
            <text:p>Uruguay</text:p>
          </table:table-cell>
          <table:table-cell office:value-type="float" office:value="1.1">
            <text:p>1.1</text:p>
          </table:table-cell>
          <table:table-cell table:formula="of:=CONCATENATE(&quot;{@&quot;;[.C21];&quot;@,@&quot;;[.D21];&quot;@},&quot;)" office:value-type="string" office:string-value="{@Español (Ur)@,@Uruguayan Spanish@},">
            <text:p>{@Español (Ur)@,@Uruguayan Spanish@},</text:p>
          </table:table-cell>
          <table:table-cell table:formula="of:=CONCATENATE(&quot;{@&quot;;[.D21];&quot;@,@&quot;;[.E21];&quot;.lang@},&quot;)" office:value-type="string" office:string-value="{@Uruguayan Spanish@,@es_UY.lang@},">
            <text:p>{@Uruguayan Spanish@,@es_UY.lang@},</text:p>
          </table:table-cell>
          <table:table-cell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Español (Ve)</text:p>
          </table:table-cell>
          <table:table-cell office:value-type="string">
            <text:p>Venezuelan Spanish</text:p>
          </table:table-cell>
          <table:table-cell office:value-type="string">
            <text:p>es_VE</text:p>
          </table:table-cell>
          <table:table-cell office:value-type="string">
            <text:p>Venezuela</text:p>
          </table:table-cell>
          <table:table-cell office:value-type="string">
            <text:p>12w01a (1.1)</text:p>
          </table:table-cell>
          <table:table-cell table:formula="of:=CONCATENATE(&quot;{@&quot;;[.C22];&quot;@,@&quot;;[.D22];&quot;@},&quot;)" office:value-type="string" office:string-value="{@Español (Ve)@,@Venezuelan Spanish@},">
            <text:p>{@Español (Ve)@,@Venezuelan Spanish@},</text:p>
          </table:table-cell>
          <table:table-cell table:formula="of:=CONCATENATE(&quot;{@&quot;;[.D22];&quot;@,@&quot;;[.E22];&quot;.lang@},&quot;)" office:value-type="string" office:string-value="{@Venezuelan Spanish@,@es_VE.lang@},">
            <text:p>{@Venezuelan Spanish@,@es_VE.lang@},</text:p>
          </table:table-cell>
          <table:table-cell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Eesti</text:p>
          </table:table-cell>
          <table:table-cell office:value-type="string">
            <text:p>Estonian</text:p>
          </table:table-cell>
          <table:table-cell office:value-type="string">
            <text:p>et_EE</text:p>
          </table:table-cell>
          <table:table-cell office:value-type="string">
            <text:p>Estonia</text:p>
          </table:table-cell>
          <table:table-cell office:value-type="string">
            <text:p>11w49a (1.1)</text:p>
          </table:table-cell>
          <table:table-cell table:formula="of:=CONCATENATE(&quot;{@&quot;;[.C23];&quot;@,@&quot;;[.D23];&quot;@},&quot;)" office:value-type="string" office:string-value="{@Eesti@,@Estonian@},">
            <text:p>{@Eesti@,@Estonian@},</text:p>
          </table:table-cell>
          <table:table-cell table:formula="of:=CONCATENATE(&quot;{@&quot;;[.D23];&quot;@,@&quot;;[.E23];&quot;.lang@},&quot;)" office:value-type="string" office:string-value="{@Estonian@,@et_EE.lang@},">
            <text:p>{@Estonian@,@et_EE.lang@},</text:p>
          </table:table-cell>
          <table:table-cell/>
        </table:table-row>
        <table:table-row table:style-name="ro3">
          <table:table-cell/>
          <table:table-cell office:value-type="float" office:value="23">
            <text:p>23</text:p>
          </table:table-cell>
          <table:table-cell office:value-type="string">
            <text:p>Euskara</text:p>
          </table:table-cell>
          <table:table-cell office:value-type="string">
            <text:p>Basque</text:p>
          </table:table-cell>
          <table:table-cell office:value-type="string">
            <text:p>eu_ES</text:p>
          </table:table-cell>
          <table:table-cell office:value-type="string">
            <text:p>Spain (Basque Country) &amp; France</text:p>
          </table:table-cell>
          <table:table-cell office:value-type="string">
            <text:p>12w01a (1.1)</text:p>
          </table:table-cell>
          <table:table-cell table:formula="of:=CONCATENATE(&quot;{@&quot;;[.C24];&quot;@,@&quot;;[.D24];&quot;@},&quot;)" office:value-type="string" office:string-value="{@Euskara@,@Basque@},">
            <text:p>{@Euskara@,@Basque@},</text:p>
          </table:table-cell>
          <table:table-cell table:formula="of:=CONCATENATE(&quot;{@&quot;;[.D24];&quot;@,@&quot;;[.E24];&quot;.lang@},&quot;)" office:value-type="string" office:string-value="{@Basque@,@eu_ES.lang@},">
            <text:p>{@Basque@,@eu_ES.lang@},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Suomi</text:p>
          </table:table-cell>
          <table:table-cell office:value-type="string">
            <text:p>Finnish</text:p>
          </table:table-cell>
          <table:table-cell office:value-type="string">
            <text:p>fi_FI</text:p>
          </table:table-cell>
          <table:table-cell office:value-type="string">
            <text:p>Finland</text:p>
          </table:table-cell>
          <table:table-cell office:value-type="string">
            <text:p>11w49a (1.1)</text:p>
          </table:table-cell>
          <table:table-cell table:formula="of:=CONCATENATE(&quot;{@&quot;;[.C25];&quot;@,@&quot;;[.D25];&quot;@},&quot;)" office:value-type="string" office:string-value="{@Suomi@,@Finnish@},">
            <text:p>{@Suomi@,@Finnish@},</text:p>
          </table:table-cell>
          <table:table-cell table:formula="of:=CONCATENATE(&quot;{@&quot;;[.D25];&quot;@,@&quot;;[.E25];&quot;.lang@},&quot;)" office:value-type="string" office:string-value="{@Finnish@,@fi_FI.lang@},">
            <text:p>{@Finnish@,@fi_FI.lang@},</text:p>
          </table:table-cell>
          <table:table-cell/>
        </table:table-row>
        <table:table-row table:style-name="ro5">
          <table:table-cell/>
          <table:table-cell office:value-type="float" office:value="25">
            <text:p>25</text:p>
          </table:table-cell>
          <table:table-cell office:value-type="string">
            <text:p>Français (Fr)</text:p>
          </table:table-cell>
          <table:table-cell office:value-type="string">
            <text:p>French</text:p>
          </table:table-cell>
          <table:table-cell office:value-type="string">
            <text:p>fr_FR</text:p>
          </table:table-cell>
          <table:table-cell office:value-type="string">
            <text:p>France, Belgium, Monaco, Switzerland, ....</text:p>
          </table:table-cell>
          <table:table-cell office:value-type="string">
            <text:p>11w49a (1.1)</text:p>
          </table:table-cell>
          <table:table-cell table:formula="of:=CONCATENATE(&quot;{@&quot;;[.C26];&quot;@,@&quot;;[.D26];&quot;@},&quot;)" office:value-type="string" office:string-value="{@Français (Fr)@,@French@},">
            <text:p>{@Français (Fr)@,@French@},</text:p>
          </table:table-cell>
          <table:table-cell table:formula="of:=CONCATENATE(&quot;{@&quot;;[.D26];&quot;@,@&quot;;[.E26];&quot;.lang@},&quot;)" office:value-type="string" office:string-value="{@French@,@fr_FR.lang@},">
            <text:p>{@French@,@fr_FR.lang@},</text:p>
          </table:table-cell>
          <table:table-cell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string">
            <text:p>Français (Ca)</text:p>
          </table:table-cell>
          <table:table-cell office:value-type="string">
            <text:p>Canadian French</text:p>
          </table:table-cell>
          <table:table-cell office:value-type="string">
            <text:p>fr_CA</text:p>
          </table:table-cell>
          <table:table-cell office:value-type="string">
            <text:p>Canada</text:p>
          </table:table-cell>
          <table:table-cell office:value-type="string">
            <text:p>11w49a (1.1)</text:p>
          </table:table-cell>
          <table:table-cell table:formula="of:=CONCATENATE(&quot;{@&quot;;[.C27];&quot;@,@&quot;;[.D27];&quot;@},&quot;)" office:value-type="string" office:string-value="{@Français (Ca)@,@Canadian French@},">
            <text:p>{@Français (Ca)@,@Canadian French@},</text:p>
          </table:table-cell>
          <table:table-cell table:formula="of:=CONCATENATE(&quot;{@&quot;;[.D27];&quot;@,@&quot;;[.E27];&quot;.lang@},&quot;)" office:value-type="string" office:string-value="{@Canadian French@,@fr_CA.lang@},">
            <text:p>{@Canadian French@,@fr_CA.lang@},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Gaeilge</text:p>
          </table:table-cell>
          <table:table-cell office:value-type="string">
            <text:p>Irish</text:p>
          </table:table-cell>
          <table:table-cell office:value-type="string">
            <text:p>ga_IE</text:p>
          </table:table-cell>
          <table:table-cell office:value-type="string">
            <text:p>Ireland</text:p>
          </table:table-cell>
          <table:table-cell office:value-type="string">
            <text:p>12w21b (1.3.1)</text:p>
          </table:table-cell>
          <table:table-cell table:formula="of:=CONCATENATE(&quot;{@&quot;;[.C28];&quot;@,@&quot;;[.D28];&quot;@},&quot;)" office:value-type="string" office:string-value="{@Gaeilge@,@Irish@},">
            <text:p>{@Gaeilge@,@Irish@},</text:p>
          </table:table-cell>
          <table:table-cell table:formula="of:=CONCATENATE(&quot;{@&quot;;[.D28];&quot;@,@&quot;;[.E28];&quot;.lang@},&quot;)" office:value-type="string" office:string-value="{@Irish@,@ga_IE.lang@},">
            <text:p>{@Irish@,@ga_IE.lang@},</text:p>
          </table:table-cell>
          <table:table-cell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string">
            <text:p>Galego</text:p>
          </table:table-cell>
          <table:table-cell office:value-type="string">
            <text:p>Galician</text:p>
          </table:table-cell>
          <table:table-cell office:value-type="string">
            <text:p>gl_ES</text:p>
          </table:table-cell>
          <table:table-cell office:value-type="string">
            <text:p>Galicia (Spain)</text:p>
          </table:table-cell>
          <table:table-cell office:value-type="float" office:value="1.1">
            <text:p>1.1</text:p>
          </table:table-cell>
          <table:table-cell table:formula="of:=CONCATENATE(&quot;{@&quot;;[.C29];&quot;@,@&quot;;[.D29];&quot;@},&quot;)" office:value-type="string" office:string-value="{@Galego@,@Galician@},">
            <text:p>{@Galego@,@Galician@},</text:p>
          </table:table-cell>
          <table:table-cell table:formula="of:=CONCATENATE(&quot;{@&quot;;[.D29];&quot;@,@&quot;;[.E29];&quot;.lang@},&quot;)" office:value-type="string" office:string-value="{@Galician@,@gl_ES.lang@},">
            <text:p>{@Galician@,@gl_ES.lang@},</text:p>
          </table:table-cell>
          <table:table-cell/>
        </table:table-row>
        <table:table-row table:style-name="ro7">
          <table:table-cell/>
          <table:table-cell office:value-type="float" office:value="29">
            <text:p>29</text:p>
          </table:table-cell>
          <table:table-cell office:value-type="string">
            <text:p>עברית</text:p>
          </table:table-cell>
          <table:table-cell office:value-type="string">
            <text:p>Hebrew</text:p>
          </table:table-cell>
          <table:table-cell office:value-type="string">
            <text:p>he_IL</text:p>
          </table:table-cell>
          <table:table-cell office:value-type="string">
            <text:p>Israel</text:p>
          </table:table-cell>
          <table:table-cell office:value-type="string">
            <text:p>11w49a (1.1)</text:p>
          </table:table-cell>
          <table:table-cell table:formula="of:=CONCATENATE(&quot;{@&quot;;[.C30];&quot;@,@&quot;;[.D30];&quot;@},&quot;)" office:value-type="string" office:string-value="{@עברית@,@Hebrew@},">
            <text:p>{@עברית@,@Hebrew@},</text:p>
          </table:table-cell>
          <table:table-cell table:formula="of:=CONCATENATE(&quot;{@&quot;;[.D30];&quot;@,@&quot;;[.E30];&quot;.lang@},&quot;)" office:value-type="string" office:string-value="{@Hebrew@,@he_IL.lang@},">
            <text:p>{@Hebrew@,@he_IL.lang@},</text:p>
          </table:table-cell>
          <table:table-cell/>
        </table:table-row>
        <table:table-row table:style-name="ro7">
          <table:table-cell/>
          <table:table-cell office:value-type="float" office:value="30">
            <text:p>30</text:p>
          </table:table-cell>
          <table:table-cell office:value-type="string">
            <text:p>हिन्दी</text:p>
          </table:table-cell>
          <table:table-cell office:value-type="string">
            <text:p>Hindi</text:p>
          </table:table-cell>
          <table:table-cell office:value-type="string">
            <text:p>hi_IN</text:p>
          </table:table-cell>
          <table:table-cell office:value-type="string">
            <text:p>India</text:p>
          </table:table-cell>
          <table:table-cell office:value-type="float" office:value="1.1">
            <text:p>1.1</text:p>
          </table:table-cell>
          <table:table-cell table:formula="of:=CONCATENATE(&quot;{@&quot;;[.C31];&quot;@,@&quot;;[.D31];&quot;@},&quot;)" office:value-type="string" office:string-value="{@हिन्दी@,@Hindi@},">
            <text:p>{@हिन्दी@,@Hindi@},</text:p>
          </table:table-cell>
          <table:table-cell table:formula="of:=CONCATENATE(&quot;{@&quot;;[.D31];&quot;@,@&quot;;[.E31];&quot;.lang@},&quot;)" office:value-type="string" office:string-value="{@Hindi@,@hi_IN.lang@},">
            <text:p>{@Hindi@,@hi_IN.lang@},</text:p>
          </table:table-cell>
          <table:table-cell/>
        </table:table-row>
        <table:table-row table:style-name="ro3">
          <table:table-cell/>
          <table:table-cell office:value-type="float" office:value="31">
            <text:p>31</text:p>
          </table:table-cell>
          <table:table-cell office:value-type="string">
            <text:p>Hrvatski</text:p>
          </table:table-cell>
          <table:table-cell office:value-type="string">
            <text:p>Croatian</text:p>
          </table:table-cell>
          <table:table-cell office:value-type="string">
            <text:p>hr_HR</text:p>
          </table:table-cell>
          <table:table-cell office:value-type="string">
            <text:p>Croatia, Bosnia and Herzegovina</text:p>
          </table:table-cell>
          <table:table-cell office:value-type="string">
            <text:p>11w49a (1.1)</text:p>
          </table:table-cell>
          <table:table-cell table:formula="of:=CONCATENATE(&quot;{@&quot;;[.C32];&quot;@,@&quot;;[.D32];&quot;@},&quot;)" office:value-type="string" office:string-value="{@Hrvatski@,@Croatian@},">
            <text:p>{@Hrvatski@,@Croatian@},</text:p>
          </table:table-cell>
          <table:table-cell table:formula="of:=CONCATENATE(&quot;{@&quot;;[.D32];&quot;@,@&quot;;[.E32];&quot;.lang@},&quot;)" office:value-type="string" office:string-value="{@Croatian@,@hr_HR.lang@},">
            <text:p>{@Croatian@,@hr_HR.lang@},</text:p>
          </table:table-cell>
          <table:table-cell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string">
            <text:p>Magyar</text:p>
          </table:table-cell>
          <table:table-cell office:value-type="string">
            <text:p>Hungarian</text:p>
          </table:table-cell>
          <table:table-cell office:value-type="string">
            <text:p>hu_HU</text:p>
          </table:table-cell>
          <table:table-cell office:value-type="string">
            <text:p>Hungary</text:p>
          </table:table-cell>
          <table:table-cell office:value-type="string">
            <text:p>11w49a (1.1)</text:p>
          </table:table-cell>
          <table:table-cell table:formula="of:=CONCATENATE(&quot;{@&quot;;[.C33];&quot;@,@&quot;;[.D33];&quot;@},&quot;)" office:value-type="string" office:string-value="{@Magyar@,@Hungarian@},">
            <text:p>{@Magyar@,@Hungarian@},</text:p>
          </table:table-cell>
          <table:table-cell table:formula="of:=CONCATENATE(&quot;{@&quot;;[.D33];&quot;@,@&quot;;[.E33];&quot;.lang@},&quot;)" office:value-type="string" office:string-value="{@Hungarian@,@hu_HU.lang@},">
            <text:p>{@Hungarian@,@hu_HU.lang@},</text:p>
          </table:table-cell>
          <table:table-cell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Հայերեն</text:p>
          </table:table-cell>
          <table:table-cell office:value-type="string">
            <text:p>Armenian</text:p>
          </table:table-cell>
          <table:table-cell office:value-type="string">
            <text:p>hy_AM</text:p>
          </table:table-cell>
          <table:table-cell office:value-type="string">
            <text:p>Armenia</text:p>
          </table:table-cell>
          <table:table-cell office:value-type="string">
            <text:p>13w38c (1.7)</text:p>
          </table:table-cell>
          <table:table-cell table:formula="of:=CONCATENATE(&quot;{@&quot;;[.C34];&quot;@,@&quot;;[.D34];&quot;@},&quot;)" office:value-type="string" office:string-value="{@Հայերեն@,@Armenian@},">
            <text:p>{@Հայերեն@,@Armenian@},</text:p>
          </table:table-cell>
          <table:table-cell table:formula="of:=CONCATENATE(&quot;{@&quot;;[.D34];&quot;@,@&quot;;[.E34];&quot;.lang@},&quot;)" office:value-type="string" office:string-value="{@Armenian@,@hy_AM.lang@},">
            <text:p>{@Armenian@,@hy_AM.lang@},</text:p>
          </table:table-cell>
          <table:table-cell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string">
            <text:p>Bahasa Indonesia</text:p>
          </table:table-cell>
          <table:table-cell office:value-type="string">
            <text:p>Indonesian</text:p>
          </table:table-cell>
          <table:table-cell office:value-type="string">
            <text:p>id_ID</text:p>
          </table:table-cell>
          <table:table-cell office:value-type="string">
            <text:p>Indonesia</text:p>
          </table:table-cell>
          <table:table-cell office:value-type="string">
            <text:p>12w21b (1.3.1)</text:p>
          </table:table-cell>
          <table:table-cell table:formula="of:=CONCATENATE(&quot;{@&quot;;[.C35];&quot;@,@&quot;;[.D35];&quot;@},&quot;)" office:value-type="string" office:string-value="{@Bahasa Indonesia@,@Indonesian@},">
            <text:p>{@Bahasa Indonesia@,@Indonesian@},</text:p>
          </table:table-cell>
          <table:table-cell table:formula="of:=CONCATENATE(&quot;{@&quot;;[.D35];&quot;@,@&quot;;[.E35];&quot;.lang@},&quot;)" office:value-type="string" office:string-value="{@Indonesian@,@id_ID.lang@},">
            <text:p>{@Indonesian@,@id_ID.lang@},</text:p>
          </table:table-cell>
          <table:table-cell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string">
            <text:p>Íslenska</text:p>
          </table:table-cell>
          <table:table-cell office:value-type="string">
            <text:p>Icelandic</text:p>
          </table:table-cell>
          <table:table-cell office:value-type="string">
            <text:p>is_IS</text:p>
          </table:table-cell>
          <table:table-cell office:value-type="string">
            <text:p>Iceland</text:p>
          </table:table-cell>
          <table:table-cell office:value-type="string">
            <text:p>11w49a (1.1)</text:p>
          </table:table-cell>
          <table:table-cell table:formula="of:=CONCATENATE(&quot;{@&quot;;[.C36];&quot;@,@&quot;;[.D36];&quot;@},&quot;)" office:value-type="string" office:string-value="{@Íslenska@,@Icelandic@},">
            <text:p>{@Íslenska@,@Icelandic@},</text:p>
          </table:table-cell>
          <table:table-cell table:formula="of:=CONCATENATE(&quot;{@&quot;;[.D36];&quot;@,@&quot;;[.E36];&quot;.lang@},&quot;)" office:value-type="string" office:string-value="{@Icelandic@,@is_IS.lang@},">
            <text:p>{@Icelandic@,@is_IS.lang@},</text:p>
          </table:table-cell>
          <table:table-cell/>
        </table:table-row>
        <table:table-row table:style-name="ro5">
          <table:table-cell/>
          <table:table-cell office:value-type="float" office:value="36">
            <text:p>36</text:p>
          </table:table-cell>
          <table:table-cell office:value-type="string">
            <text:p>Italiano</text:p>
          </table:table-cell>
          <table:table-cell office:value-type="string">
            <text:p>Italian</text:p>
          </table:table-cell>
          <table:table-cell office:value-type="string">
            <text:p>it_IT</text:p>
          </table:table-cell>
          <table:table-cell office:value-type="string">
            <text:p>Italy, Switzerland, San Marino, Vatican City State.</text:p>
          </table:table-cell>
          <table:table-cell office:value-type="string">
            <text:p>11w49a (1.1)</text:p>
          </table:table-cell>
          <table:table-cell table:formula="of:=CONCATENATE(&quot;{@&quot;;[.C37];&quot;@,@&quot;;[.D37];&quot;@},&quot;)" office:value-type="string" office:string-value="{@Italiano@,@Italian@},">
            <text:p>{@Italiano@,@Italian@},</text:p>
          </table:table-cell>
          <table:table-cell table:formula="of:=CONCATENATE(&quot;{@&quot;;[.D37];&quot;@,@&quot;;[.E37];&quot;.lang@},&quot;)" office:value-type="string" office:string-value="{@Italian@,@it_IT.lang@},">
            <text:p>{@Italian@,@it_IT.lang@},</text:p>
          </table:table-cell>
          <table:table-cell/>
        </table:table-row>
        <table:table-row table:style-name="ro8">
          <table:table-cell/>
          <table:table-cell office:value-type="float" office:value="37">
            <text:p>37</text:p>
          </table:table-cell>
          <table:table-cell office:value-type="string">
            <text:p>日本語</text:p>
          </table:table-cell>
          <table:table-cell office:value-type="string">
            <text:p>Japanese</text:p>
          </table:table-cell>
          <table:table-cell office:value-type="string">
            <text:p>ja_JP</text:p>
          </table:table-cell>
          <table:table-cell office:value-type="string">
            <text:p>Japan</text:p>
          </table:table-cell>
          <table:table-cell office:value-type="string">
            <text:p>11w49a (1.1)</text:p>
          </table:table-cell>
          <table:table-cell table:formula="of:=CONCATENATE(&quot;{@&quot;;[.C38];&quot;@,@&quot;;[.D38];&quot;@},&quot;)" office:value-type="string" office:string-value="{@日本語@,@Japanese@},">
            <text:p>{@日本語@,@Japanese@},</text:p>
          </table:table-cell>
          <table:table-cell table:formula="of:=CONCATENATE(&quot;{@&quot;;[.D38];&quot;@,@&quot;;[.E38];&quot;.lang@},&quot;)" office:value-type="string" office:string-value="{@Japanese@,@ja_JP.lang@},">
            <text:p>{@Japanese@,@ja_JP.lang@},</text:p>
          </table:table-cell>
          <table:table-cell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string">
            <text:p>ქართული</text:p>
          </table:table-cell>
          <table:table-cell office:value-type="string">
            <text:p>Georgian</text:p>
          </table:table-cell>
          <table:table-cell office:value-type="string">
            <text:p>ka_GE</text:p>
          </table:table-cell>
          <table:table-cell office:value-type="string">
            <text:p>Georgia</text:p>
          </table:table-cell>
          <table:table-cell office:value-type="string">
            <text:p>12w01a (1.1)</text:p>
          </table:table-cell>
          <table:table-cell table:formula="of:=CONCATENATE(&quot;{@&quot;;[.C39];&quot;@,@&quot;;[.D39];&quot;@},&quot;)" office:value-type="string" office:string-value="{@ქართული@,@Georgian@},">
            <text:p>{@ქართული@,@Georgian@},</text:p>
          </table:table-cell>
          <table:table-cell table:formula="of:=CONCATENATE(&quot;{@&quot;;[.D39];&quot;@,@&quot;;[.E39];&quot;.lang@},&quot;)" office:value-type="string" office:string-value="{@Georgian@,@ka_GE.lang@},">
            <text:p>{@Georgian@,@ka_GE.lang@},</text:p>
          </table:table-cell>
          <table:table-cell/>
        </table:table-row>
        <table:table-row table:style-name="ro3">
          <table:table-cell/>
          <table:table-cell office:value-type="float" office:value="39">
            <text:p>39</text:p>
          </table:table-cell>
          <table:table-cell office:value-type="string">
            <text:p>한국어</text:p>
          </table:table-cell>
          <table:table-cell office:value-type="string">
            <text:p>Korean</text:p>
          </table:table-cell>
          <table:table-cell office:value-type="string">
            <text:p>ko_KR</text:p>
          </table:table-cell>
          <table:table-cell office:value-type="string">
            <text:p>South Korea and North Korea</text:p>
          </table:table-cell>
          <table:table-cell office:value-type="string">
            <text:p>11w49a (1.1)</text:p>
          </table:table-cell>
          <table:table-cell table:formula="of:=CONCATENATE(&quot;{@&quot;;[.C40];&quot;@,@&quot;;[.D40];&quot;@},&quot;)" office:value-type="string" office:string-value="{@한국어@,@Korean@},">
            <text:p>{@한국어@,@Korean@},</text:p>
          </table:table-cell>
          <table:table-cell table:formula="of:=CONCATENATE(&quot;{@&quot;;[.D40];&quot;@,@&quot;;[.E40];&quot;.lang@},&quot;)" office:value-type="string" office:string-value="{@Korean@,@ko_KR.lang@},">
            <text:p>{@Korean@,@ko_KR.lang@},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string">
            <text:p>Kernowek</text:p>
          </table:table-cell>
          <table:table-cell office:value-type="string">
            <text:p>Cornwall</text:p>
          </table:table-cell>
          <table:table-cell office:value-type="string">
            <text:p>kw_GB</text:p>
          </table:table-cell>
          <table:table-cell office:value-type="string">
            <text:p>Cornwall</text:p>
          </table:table-cell>
          <table:table-cell office:value-type="string">
            <text:p>13w02a (1.5)</text:p>
          </table:table-cell>
          <table:table-cell table:formula="of:=CONCATENATE(&quot;{@&quot;;[.C41];&quot;@,@&quot;;[.D41];&quot;@},&quot;)" office:value-type="string" office:string-value="{@Kernowek@,@Cornwall@},">
            <text:p>{@Kernowek@,@Cornwall@},</text:p>
          </table:table-cell>
          <table:table-cell table:formula="of:=CONCATENATE(&quot;{@&quot;;[.D41];&quot;@,@&quot;;[.E41];&quot;.lang@},&quot;)" office:value-type="string" office:string-value="{@Cornwall@,@kw_GB.lang@},">
            <text:p>{@Cornwall@,@kw_GB.lang@},</text:p>
          </table:table-cell>
          <table:table-cell/>
        </table:table-row>
        <table:table-row table:style-name="ro9">
          <table:table-cell/>
          <table:table-cell office:value-type="float" office:value="41">
            <text:p>41</text:p>
          </table:table-cell>
          <table:table-cell office:value-type="string">
            <text:p>Lingua Latina</text:p>
          </table:table-cell>
          <table:table-cell office:value-type="string">
            <text:p>Latin</text:p>
          </table:table-cell>
          <table:table-cell office:value-type="string">
            <text:p>la_VA</text:p>
          </table:table-cell>
          <table:table-cell office:value-type="string">
            <text:p>Vatican (no native speakers, was the language of Roman Empire during Antiquity)</text:p>
          </table:table-cell>
          <table:table-cell office:value-type="string">
            <text:p>13w38c (1.7)</text:p>
          </table:table-cell>
          <table:table-cell table:formula="of:=CONCATENATE(&quot;{@&quot;;[.C42];&quot;@,@&quot;;[.D42];&quot;@},&quot;)" office:value-type="string" office:string-value="{@Lingua Latina@,@Latin@},">
            <text:p>{@Lingua Latina@,@Latin@},</text:p>
          </table:table-cell>
          <table:table-cell table:formula="of:=CONCATENATE(&quot;{@&quot;;[.D42];&quot;@,@&quot;;[.E42];&quot;.lang@},&quot;)" office:value-type="string" office:string-value="{@Latin@,@la_VA.lang@},">
            <text:p>{@Latin@,@la_VA.lang@},</text:p>
          </table:table-cell>
          <table:table-cell/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string">
            <text:p>Lëtzebuergesch</text:p>
          </table:table-cell>
          <table:table-cell office:value-type="string">
            <text:p>Luxembourgish</text:p>
          </table:table-cell>
          <table:table-cell office:value-type="string">
            <text:p>lb_LU</text:p>
          </table:table-cell>
          <table:table-cell office:value-type="string">
            <text:p>Luxembourg</text:p>
          </table:table-cell>
          <table:table-cell office:value-type="string">
            <text:p>13w38c (1.7)</text:p>
          </table:table-cell>
          <table:table-cell table:formula="of:=CONCATENATE(&quot;{@&quot;;[.C43];&quot;@,@&quot;;[.D43];&quot;@},&quot;)" office:value-type="string" office:string-value="{@Lëtzebuergesch@,@Luxembourgish@},">
            <text:p>{@Lëtzebuergesch@,@Luxembourgish@},</text:p>
          </table:table-cell>
          <table:table-cell table:formula="of:=CONCATENATE(&quot;{@&quot;;[.D43];&quot;@,@&quot;;[.E43];&quot;.lang@},&quot;)" office:value-type="string" office:string-value="{@Luxembourgish@,@lb_LU.lang@},">
            <text:p>{@Luxembourgish@,@lb_LU.lang@},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string">
            <text:p>Lietuvių</text:p>
          </table:table-cell>
          <table:table-cell office:value-type="string">
            <text:p>Lithuanian</text:p>
          </table:table-cell>
          <table:table-cell office:value-type="string">
            <text:p>lt_LT</text:p>
          </table:table-cell>
          <table:table-cell office:value-type="string">
            <text:p>Lithuania</text:p>
          </table:table-cell>
          <table:table-cell office:value-type="string">
            <text:p>11w49a (1.1)</text:p>
          </table:table-cell>
          <table:table-cell table:formula="of:=CONCATENATE(&quot;{@&quot;;[.C44];&quot;@,@&quot;;[.D44];&quot;@},&quot;)" office:value-type="string" office:string-value="{@Lietuvių@,@Lithuanian@},">
            <text:p>{@Lietuvių@,@Lithuanian@},</text:p>
          </table:table-cell>
          <table:table-cell table:formula="of:=CONCATENATE(&quot;{@&quot;;[.D44];&quot;@,@&quot;;[.E44];&quot;.lang@},&quot;)" office:value-type="string" office:string-value="{@Lithuanian@,@lt_LT.lang@},">
            <text:p>{@Lithuanian@,@lt_LT.lang@},</text:p>
          </table:table-cell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string">
            <text:p>Latviešu</text:p>
          </table:table-cell>
          <table:table-cell office:value-type="string">
            <text:p>Latvian</text:p>
          </table:table-cell>
          <table:table-cell office:value-type="string">
            <text:p>lv_LV</text:p>
          </table:table-cell>
          <table:table-cell office:value-type="string">
            <text:p>Latvia</text:p>
          </table:table-cell>
          <table:table-cell office:value-type="string">
            <text:p>12w01a (1.1)</text:p>
          </table:table-cell>
          <table:table-cell table:formula="of:=CONCATENATE(&quot;{@&quot;;[.C45];&quot;@,@&quot;;[.D45];&quot;@},&quot;)" office:value-type="string" office:string-value="{@Latviešu@,@Latvian@},">
            <text:p>{@Latviešu@,@Latvian@},</text:p>
          </table:table-cell>
          <table:table-cell table:formula="of:=CONCATENATE(&quot;{@&quot;;[.D45];&quot;@,@&quot;;[.E45];&quot;.lang@},&quot;)" office:value-type="string" office:string-value="{@Latvian@,@lv_LV.lang@},">
            <text:p>{@Latvian@,@lv_LV.lang@},</text:p>
          </table:table-cell>
          <table:table-cell/>
        </table:table-row>
        <table:table-row table:style-name="ro3">
          <table:table-cell/>
          <table:table-cell office:value-type="float" office:value="45">
            <text:p>45</text:p>
          </table:table-cell>
          <table:table-cell office:value-type="string">
            <text:p>Bahasa Melayu</text:p>
          </table:table-cell>
          <table:table-cell office:value-type="string">
            <text:p>Malay</text:p>
          </table:table-cell>
          <table:table-cell office:value-type="string">
            <text:p>ms_MY</text:p>
          </table:table-cell>
          <table:table-cell office:value-type="string">
            <text:p>Malaysia, Singapore, Brunei</text:p>
          </table:table-cell>
          <table:table-cell office:value-type="string">
            <text:p>12w01a (1.1)</text:p>
          </table:table-cell>
          <table:table-cell table:formula="of:=CONCATENATE(&quot;{@&quot;;[.C46];&quot;@,@&quot;;[.D46];&quot;@},&quot;)" office:value-type="string" office:string-value="{@Bahasa Melayu@,@Malay@},">
            <text:p>{@Bahasa Melayu@,@Malay@},</text:p>
          </table:table-cell>
          <table:table-cell table:formula="of:=CONCATENATE(&quot;{@&quot;;[.D46];&quot;@,@&quot;;[.E46];&quot;.lang@},&quot;)" office:value-type="string" office:string-value="{@Malay@,@ms_MY.lang@},">
            <text:p>{@Malay@,@ms_MY.lang@},</text:p>
          </table:table-cell>
          <table:table-cell/>
        </table:table-row>
        <table:table-row table:style-name="ro2">
          <table:table-cell/>
          <table:table-cell office:value-type="float" office:value="46">
            <text:p>46</text:p>
          </table:table-cell>
          <table:table-cell office:value-type="string">
            <text:p>Malti</text:p>
          </table:table-cell>
          <table:table-cell office:value-type="string">
            <text:p>Maltese</text:p>
          </table:table-cell>
          <table:table-cell office:value-type="string">
            <text:p>mt_MT</text:p>
          </table:table-cell>
          <table:table-cell office:value-type="string">
            <text:p>Malta</text:p>
          </table:table-cell>
          <table:table-cell office:value-type="string">
            <text:p>12w07a (1.2)<text:a xlink:href="http://minecraft.gamepedia.com/Language#cite_note-2">[2]</text:a></text:p>
          </table:table-cell>
          <table:table-cell table:formula="of:=CONCATENATE(&quot;{@&quot;;[.C47];&quot;@,@&quot;;[.D47];&quot;@},&quot;)" office:value-type="string" office:string-value="{@Malti@,@Maltese@},">
            <text:p>{@Malti@,@Maltese@},</text:p>
          </table:table-cell>
          <table:table-cell table:formula="of:=CONCATENATE(&quot;{@&quot;;[.D47];&quot;@,@&quot;;[.E47];&quot;.lang@},&quot;)" office:value-type="string" office:string-value="{@Maltese@,@mt_MT.lang@},">
            <text:p>{@Maltese@,@mt_MT.lang@},</text:p>
          </table:table-cell>
          <table:table-cell/>
        </table:table-row>
        <table:table-row table:style-name="ro4">
          <table:table-cell/>
          <table:table-cell office:value-type="float" office:value="47">
            <text:p>47</text:p>
          </table:table-cell>
          <table:table-cell office:value-type="string">
            <text:p>Nederlands</text:p>
          </table:table-cell>
          <table:table-cell office:value-type="string">
            <text:p>Dutch</text:p>
          </table:table-cell>
          <table:table-cell office:value-type="string">
            <text:p>nl_NL</text:p>
          </table:table-cell>
          <table:table-cell office:value-type="string">
            <text:p>The Netherlands, Belgium, Aruba, Curaçao, Sint Maarten, Suriname.</text:p>
          </table:table-cell>
          <table:table-cell office:value-type="string">
            <text:p>11w49a (1.1)</text:p>
          </table:table-cell>
          <table:table-cell table:formula="of:=CONCATENATE(&quot;{@&quot;;[.C48];&quot;@,@&quot;;[.D48];&quot;@},&quot;)" office:value-type="string" office:string-value="{@Nederlands@,@Dutch@},">
            <text:p>{@Nederlands@,@Dutch@},</text:p>
          </table:table-cell>
          <table:table-cell table:formula="of:=CONCATENATE(&quot;{@&quot;;[.D48];&quot;@,@&quot;;[.E48];&quot;.lang@},&quot;)" office:value-type="string" office:string-value="{@Dutch@,@nl_NL.lang@},">
            <text:p>{@Dutch@,@nl_NL.lang@},</text:p>
          </table:table-cell>
          <table:table-cell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string">
            <text:p>Norsk Nynorsk</text:p>
          </table:table-cell>
          <table:table-cell office:value-type="string">
            <text:p>Norwegian</text:p>
          </table:table-cell>
          <table:table-cell office:value-type="string">
            <text:p>nb_NO</text:p>
          </table:table-cell>
          <table:table-cell office:value-type="string">
            <text:p>Norway</text:p>
          </table:table-cell>
          <table:table-cell office:value-type="string">
            <text:p>11w49a (1.1)</text:p>
          </table:table-cell>
          <table:table-cell table:formula="of:=CONCATENATE(&quot;{@&quot;;[.C49];&quot;@,@&quot;;[.D49];&quot;@},&quot;)" office:value-type="string" office:string-value="{@Norsk Nynorsk@,@Norwegian@},">
            <text:p>{@Norsk Nynorsk@,@Norwegian@},</text:p>
          </table:table-cell>
          <table:table-cell table:formula="of:=CONCATENATE(&quot;{@&quot;;[.D49];&quot;@,@&quot;;[.E49];&quot;.lang@},&quot;)" office:value-type="string" office:string-value="{@Norwegian@,@nb_NO.lang@},">
            <text:p>{@Norwegian@,@nb_NO.lang@},</text:p>
          </table:table-cell>
          <table:table-cell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string">
            <text:p>Norsk</text:p>
          </table:table-cell>
          <table:table-cell office:value-type="string">
            <text:p>Norwegian</text:p>
          </table:table-cell>
          <table:table-cell office:value-type="string">
            <text:p>no_NO</text:p>
          </table:table-cell>
          <table:table-cell office:value-type="string">
            <text:p>Norway</text:p>
          </table:table-cell>
          <table:table-cell office:value-type="string">
            <text:p>11w49a (1.1)<text:a xlink:href="http://minecraft.gamepedia.com/Language#cite_note-3">[3]</text:a></text:p>
          </table:table-cell>
          <table:table-cell table:formula="of:=CONCATENATE(&quot;{@&quot;;[.C50];&quot;@,@&quot;;[.D50];&quot;@},&quot;)" office:value-type="string" office:string-value="{@Norsk@,@Norwegian@},">
            <text:p>{@Norsk@,@Norwegian@},</text:p>
          </table:table-cell>
          <table:table-cell table:formula="of:=CONCATENATE(&quot;{@&quot;;[.D50];&quot;@,@&quot;;[.E50];&quot;.lang@},&quot;)" office:value-type="string" office:string-value="{@Norwegian@,@no_NO.lang@},">
            <text:p>{@Norwegian@,@no_NO.lang@},</text:p>
          </table:table-cell>
          <table:table-cell/>
        </table:table-row>
        <table:table-row table:style-name="ro9">
          <table:table-cell/>
          <table:table-cell office:value-type="float" office:value="50">
            <text:p>50</text:p>
          </table:table-cell>
          <table:table-cell office:value-type="string">
            <text:p>Occitan</text:p>
          </table:table-cell>
          <table:table-cell office:value-type="string">
            <text:p>Occitan</text:p>
          </table:table-cell>
          <table:table-cell office:value-type="string">
            <text:p>cc_CT</text:p>
          </table:table-cell>
          <table:table-cell office:value-type="string">
            <text:p>Occitania (Val d'Aran in Spain, southern tier of France, several alpine valleys of Piedmont)</text:p>
          </table:table-cell>
          <table:table-cell office:value-type="string">
            <text:p>13w38c (1.7)</text:p>
          </table:table-cell>
          <table:table-cell table:formula="of:=CONCATENATE(&quot;{@&quot;;[.C51];&quot;@,@&quot;;[.D51];&quot;@},&quot;)" office:value-type="string" office:string-value="{@Occitan@,@Occitan@},">
            <text:p>{@Occitan@,@Occitan@},</text:p>
          </table:table-cell>
          <table:table-cell table:formula="of:=CONCATENATE(&quot;{@&quot;;[.D51];&quot;@,@&quot;;[.E51];&quot;.lang@},&quot;)" office:value-type="string" office:string-value="{@Occitan@,@cc_CT.lang@},">
            <text:p>{@Occitan@,@cc_CT.lang@},</text:p>
          </table:table-cell>
          <table:table-cell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string">
            <text:p>Polski</text:p>
          </table:table-cell>
          <table:table-cell office:value-type="string">
            <text:p>Polish</text:p>
          </table:table-cell>
          <table:table-cell office:value-type="string">
            <text:p>pl_PL</text:p>
          </table:table-cell>
          <table:table-cell office:value-type="string">
            <text:p>Poland</text:p>
          </table:table-cell>
          <table:table-cell office:value-type="string">
            <text:p>11w49a (1.1)</text:p>
          </table:table-cell>
          <table:table-cell table:formula="of:=CONCATENATE(&quot;{@&quot;;[.C52];&quot;@,@&quot;;[.D52];&quot;@},&quot;)" office:value-type="string" office:string-value="{@Polski@,@Polish@},">
            <text:p>{@Polski@,@Polish@},</text:p>
          </table:table-cell>
          <table:table-cell table:formula="of:=CONCATENATE(&quot;{@&quot;;[.D52];&quot;@,@&quot;;[.E52];&quot;.lang@},&quot;)" office:value-type="string" office:string-value="{@Polish@,@pl_PL.lang@},">
            <text:p>{@Polish@,@pl_PL.lang@},</text:p>
          </table:table-cell>
          <table:table-cell/>
        </table:table-row>
        <table:table-row table:style-name="ro2">
          <table:table-cell/>
          <table:table-cell office:value-type="float" office:value="52">
            <text:p>52</text:p>
          </table:table-cell>
          <table:table-cell office:value-type="string">
            <text:p>Português (Br)</text:p>
          </table:table-cell>
          <table:table-cell office:value-type="string">
            <text:p>Brazilian Portuguese</text:p>
          </table:table-cell>
          <table:table-cell office:value-type="string">
            <text:p>pt_BR</text:p>
          </table:table-cell>
          <table:table-cell office:value-type="string">
            <text:p>Brazil</text:p>
          </table:table-cell>
          <table:table-cell office:value-type="string">
            <text:p>11w49a (1.1)</text:p>
          </table:table-cell>
          <table:table-cell table:formula="of:=CONCATENATE(&quot;{@&quot;;[.C53];&quot;@,@&quot;;[.D53];&quot;@},&quot;)" office:value-type="string" office:string-value="{@Português (Br)@,@Brazilian Portuguese@},">
            <text:p>{@Português (Br)@,@Brazilian Portuguese@},</text:p>
          </table:table-cell>
          <table:table-cell table:formula="of:=CONCATENATE(&quot;{@&quot;;[.D53];&quot;@,@&quot;;[.E53];&quot;.lang@},&quot;)" office:value-type="string" office:string-value="{@Brazilian Portuguese@,@pt_BR.lang@},">
            <text:p>{@Brazilian Portuguese@,@pt_BR.lang@},</text:p>
          </table:table-cell>
          <table:table-cell/>
        </table:table-row>
        <table:table-row table:style-name="ro6">
          <table:table-cell/>
          <table:table-cell office:value-type="float" office:value="53">
            <text:p>53</text:p>
          </table:table-cell>
          <table:table-cell office:value-type="string">
            <text:p>Portuguese (Po)</text:p>
          </table:table-cell>
          <table:table-cell office:value-type="string">
            <text:p>Portuguese</text:p>
          </table:table-cell>
          <table:table-cell office:value-type="string">
            <text:p>pt_PT</text:p>
          </table:table-cell>
          <table:table-cell office:value-type="string">
            <text:p>Portugal, Angola, Mozambique, ....</text:p>
          </table:table-cell>
          <table:table-cell office:value-type="string">
            <text:p>11w49a (1.1)</text:p>
          </table:table-cell>
          <table:table-cell table:formula="of:=CONCATENATE(&quot;{@&quot;;[.C54];&quot;@,@&quot;;[.D54];&quot;@},&quot;)" office:value-type="string" office:string-value="{@Portuguese (Po)@,@Portuguese@},">
            <text:p>{@Portuguese (Po)@,@Portuguese@},</text:p>
          </table:table-cell>
          <table:table-cell table:formula="of:=CONCATENATE(&quot;{@&quot;;[.D54];&quot;@,@&quot;;[.E54];&quot;.lang@},&quot;)" office:value-type="string" office:string-value="{@Portuguese@,@pt_PT.lang@},">
            <text:p>{@Portuguese@,@pt_PT.lang@},</text:p>
          </table:table-cell>
          <table:table-cell/>
        </table:table-row>
        <table:table-row table:style-name="ro4">
          <table:table-cell/>
          <table:table-cell office:value-type="float" office:value="54">
            <text:p>54</text:p>
          </table:table-cell>
          <table:table-cell office:value-type="string">
            <text:p>Quenya</text:p>
          </table:table-cell>
          <table:table-cell office:value-type="string">
            <text:p>Quenya (High Elvish)</text:p>
          </table:table-cell>
          <table:table-cell office:value-type="string">
            <text:p>qya_AA</text:p>
          </table:table-cell>
          <table:table-cell office:value-type="string">
            <text:p>Constructed language (Lord of the Rings: Valinor, Lindon and Rivendell)</text:p>
          </table:table-cell>
          <table:table-cell office:value-type="float" office:value="1.1">
            <text:p>1.1</text:p>
          </table:table-cell>
          <table:table-cell table:formula="of:=CONCATENATE(&quot;{@&quot;;[.C55];&quot;@,@&quot;;[.D55];&quot;@},&quot;)" office:value-type="string" office:string-value="{@Quenya@,@Quenya (High Elvish)@},">
            <text:p>{@Quenya@,@Quenya (High Elvish)@},</text:p>
          </table:table-cell>
          <table:table-cell table:formula="of:=CONCATENATE(&quot;{@&quot;;[.D55];&quot;@,@&quot;;[.E55];&quot;.lang@},&quot;)" office:value-type="string" office:string-value="{@Quenya (High Elvish)@,@qya_AA.lang@},">
            <text:p>{@Quenya (High Elvish)@,@qya_AA.lang@},</text:p>
          </table:table-cell>
          <table:table-cell/>
        </table:table-row>
        <table:table-row table:style-name="ro3">
          <table:table-cell/>
          <table:table-cell office:value-type="float" office:value="55">
            <text:p>55</text:p>
          </table:table-cell>
          <table:table-cell office:value-type="string">
            <text:p>Română</text:p>
          </table:table-cell>
          <table:table-cell office:value-type="string">
            <text:p>Romanian</text:p>
          </table:table-cell>
          <table:table-cell office:value-type="string">
            <text:p>ro_RO</text:p>
          </table:table-cell>
          <table:table-cell office:value-type="string">
            <text:p>Romania, Moldova, Transnistria</text:p>
          </table:table-cell>
          <table:table-cell office:value-type="string">
            <text:p>12w01a (1.1)</text:p>
          </table:table-cell>
          <table:table-cell table:formula="of:=CONCATENATE(&quot;{@&quot;;[.C56];&quot;@,@&quot;;[.D56];&quot;@},&quot;)" office:value-type="string" office:string-value="{@Română@,@Romanian@},">
            <text:p>{@Română@,@Romanian@},</text:p>
          </table:table-cell>
          <table:table-cell table:formula="of:=CONCATENATE(&quot;{@&quot;;[.D56];&quot;@,@&quot;;[.E56];&quot;.lang@},&quot;)" office:value-type="string" office:string-value="{@Romanian@,@ro_RO.lang@},">
            <text:p>{@Romanian@,@ro_RO.lang@},</text:p>
          </table:table-cell>
          <table:table-cell/>
        </table:table-row>
        <table:table-row table:style-name="ro5">
          <table:table-cell/>
          <table:table-cell office:value-type="float" office:value="56">
            <text:p>56</text:p>
          </table:table-cell>
          <table:table-cell office:value-type="string">
            <text:p>Русский</text:p>
          </table:table-cell>
          <table:table-cell office:value-type="string">
            <text:p>Russian</text:p>
          </table:table-cell>
          <table:table-cell office:value-type="string">
            <text:p>ru_RU</text:p>
          </table:table-cell>
          <table:table-cell office:value-type="string">
            <text:p>Russia, Belarus, Kazakhstan, Kyrgyzstan, ....</text:p>
          </table:table-cell>
          <table:table-cell office:value-type="string">
            <text:p>11w49a (1.1)</text:p>
          </table:table-cell>
          <table:table-cell table:formula="of:=CONCATENATE(&quot;{@&quot;;[.C57];&quot;@,@&quot;;[.D57];&quot;@},&quot;)" office:value-type="string" office:string-value="{@Русский@,@Russian@},">
            <text:p>{@Русский@,@Russian@},</text:p>
          </table:table-cell>
          <table:table-cell table:formula="of:=CONCATENATE(&quot;{@&quot;;[.D57];&quot;@,@&quot;;[.E57];&quot;.lang@},&quot;)" office:value-type="string" office:string-value="{@Russian@,@ru_RU.lang@},">
            <text:p>{@Russian@,@ru_RU.lang@},</text:p>
          </table:table-cell>
          <table:table-cell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string">
            <text:p>Slovenčina</text:p>
          </table:table-cell>
          <table:table-cell office:value-type="string">
            <text:p>Slovak</text:p>
          </table:table-cell>
          <table:table-cell office:value-type="string">
            <text:p>sk_SK</text:p>
          </table:table-cell>
          <table:table-cell office:value-type="string">
            <text:p>Slovakia</text:p>
          </table:table-cell>
          <table:table-cell office:value-type="string">
            <text:p>12w01a (1.1)</text:p>
          </table:table-cell>
          <table:table-cell table:formula="of:=CONCATENATE(&quot;{@&quot;;[.C58];&quot;@,@&quot;;[.D58];&quot;@},&quot;)" office:value-type="string" office:string-value="{@Slovenčina@,@Slovak@},">
            <text:p>{@Slovenčina@,@Slovak@},</text:p>
          </table:table-cell>
          <table:table-cell table:formula="of:=CONCATENATE(&quot;{@&quot;;[.D58];&quot;@,@&quot;;[.E58];&quot;.lang@},&quot;)" office:value-type="string" office:string-value="{@Slovak@,@sk_SK.lang@},">
            <text:p>{@Slovak@,@sk_SK.lang@},</text:p>
          </table:table-cell>
          <table:table-cell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string">
            <text:p>Slovenščina</text:p>
          </table:table-cell>
          <table:table-cell office:value-type="string">
            <text:p>Slovenian</text:p>
          </table:table-cell>
          <table:table-cell office:value-type="string">
            <text:p>sl_SI</text:p>
          </table:table-cell>
          <table:table-cell office:value-type="string">
            <text:p>Slovenia</text:p>
          </table:table-cell>
          <table:table-cell office:value-type="string">
            <text:p>11w49a (1.1)</text:p>
          </table:table-cell>
          <table:table-cell table:formula="of:=CONCATENATE(&quot;{@&quot;;[.C59];&quot;@,@&quot;;[.D59];&quot;@},&quot;)" office:value-type="string" office:string-value="{@Slovenščina@,@Slovenian@},">
            <text:p>{@Slovenščina@,@Slovenian@},</text:p>
          </table:table-cell>
          <table:table-cell table:formula="of:=CONCATENATE(&quot;{@&quot;;[.D59];&quot;@,@&quot;;[.E59];&quot;.lang@},&quot;)" office:value-type="string" office:string-value="{@Slovenian@,@sl_SI.lang@},">
            <text:p>{@Slovenian@,@sl_SI.lang@},</text:p>
          </table:table-cell>
          <table:table-cell/>
        </table:table-row>
        <table:table-row table:style-name="ro6">
          <table:table-cell/>
          <table:table-cell office:value-type="float" office:value="59">
            <text:p>59</text:p>
          </table:table-cell>
          <table:table-cell office:value-type="string">
            <text:p>Српски</text:p>
          </table:table-cell>
          <table:table-cell office:value-type="string">
            <text:p>Serbian</text:p>
          </table:table-cell>
          <table:table-cell office:value-type="string">
            <text:p>sr_SP</text:p>
          </table:table-cell>
          <table:table-cell office:value-type="string">
            <text:p>Serbia (Kosovo), Bosnia and Herzegovina, Montenegro.</text:p>
          </table:table-cell>
          <table:table-cell office:value-type="string">
            <text:p>12w01a (1.1)</text:p>
          </table:table-cell>
          <table:table-cell table:formula="of:=CONCATENATE(&quot;{@&quot;;[.C60];&quot;@,@&quot;;[.D60];&quot;@},&quot;)" office:value-type="string" office:string-value="{@Српски@,@Serbian@},">
            <text:p>{@Српски@,@Serbian@},</text:p>
          </table:table-cell>
          <table:table-cell table:formula="of:=CONCATENATE(&quot;{@&quot;;[.D60];&quot;@,@&quot;;[.E60];&quot;.lang@},&quot;)" office:value-type="string" office:string-value="{@Serbian@,@sr_SP.lang@},">
            <text:p>{@Serbian@,@sr_SP.lang@},</text:p>
          </table:table-cell>
          <table:table-cell/>
        </table:table-row>
        <table:table-row table:style-name="ro2">
          <table:table-cell/>
          <table:table-cell office:value-type="float" office:value="60">
            <text:p>60</text:p>
          </table:table-cell>
          <table:table-cell office:value-type="string">
            <text:p>Svenska</text:p>
          </table:table-cell>
          <table:table-cell office:value-type="string">
            <text:p>Swedish</text:p>
          </table:table-cell>
          <table:table-cell office:value-type="string">
            <text:p>sv_SE</text:p>
          </table:table-cell>
          <table:table-cell office:value-type="string">
            <text:p>Sweden, Finland.</text:p>
          </table:table-cell>
          <table:table-cell office:value-type="string">
            <text:p>11w49a (1.1)</text:p>
          </table:table-cell>
          <table:table-cell table:formula="of:=CONCATENATE(&quot;{@&quot;;[.C61];&quot;@,@&quot;;[.D61];&quot;@},&quot;)" office:value-type="string" office:string-value="{@Svenska@,@Swedish@},">
            <text:p>{@Svenska@,@Swedish@},</text:p>
          </table:table-cell>
          <table:table-cell table:formula="of:=CONCATENATE(&quot;{@&quot;;[.D61];&quot;@,@&quot;;[.E61];&quot;.lang@},&quot;)" office:value-type="string" office:string-value="{@Swedish@,@sv_SE.lang@},">
            <text:p>{@Swedish@,@sv_SE.lang@},</text:p>
          </table:table-cell>
          <table:table-cell/>
        </table:table-row>
        <table:table-row table:style-name="ro7">
          <table:table-cell/>
          <table:table-cell office:value-type="float" office:value="61">
            <text:p>61</text:p>
          </table:table-cell>
          <table:table-cell office:value-type="string">
            <text:p>ภาษาไทย</text:p>
          </table:table-cell>
          <table:table-cell office:value-type="string">
            <text:p>Thai</text:p>
          </table:table-cell>
          <table:table-cell office:value-type="string">
            <text:p>th_TH</text:p>
          </table:table-cell>
          <table:table-cell office:value-type="string">
            <text:p>Thailand</text:p>
          </table:table-cell>
          <table:table-cell office:value-type="string">
            <text:p>12w01a (1.1)</text:p>
          </table:table-cell>
          <table:table-cell table:formula="of:=CONCATENATE(&quot;{@&quot;;[.C62];&quot;@,@&quot;;[.D62];&quot;@},&quot;)" office:value-type="string" office:string-value="{@ภาษาไทย@,@Thai@},">
            <text:p>{@ภาษาไทย@,@Thai@},</text:p>
          </table:table-cell>
          <table:table-cell table:formula="of:=CONCATENATE(&quot;{@&quot;;[.D62];&quot;@,@&quot;;[.E62];&quot;.lang@},&quot;)" office:value-type="string" office:string-value="{@Thai@,@th_TH.lang@},">
            <text:p>{@Thai@,@th_TH.lang@},</text:p>
          </table:table-cell>
          <table:table-cell/>
        </table:table-row>
        <table:table-row table:style-name="ro5">
          <table:table-cell/>
          <table:table-cell office:value-type="float" office:value="62">
            <text:p>62</text:p>
          </table:table-cell>
          <table:table-cell office:value-type="string">
            <text:p>tlhIngan Hol</text:p>
          </table:table-cell>
          <table:table-cell office:value-type="string">
            <text:p>Klingon</text:p>
          </table:table-cell>
          <table:table-cell office:value-type="string">
            <text:p>tlh_AA</text:p>
          </table:table-cell>
          <table:table-cell office:value-type="string">
            <text:p>Constructed language (Star Trek: the Klingon Empire)</text:p>
          </table:table-cell>
          <table:table-cell office:value-type="string">
            <text:p>12w01a (1.1)</text:p>
          </table:table-cell>
          <table:table-cell table:formula="of:=CONCATENATE(&quot;{@&quot;;[.C63];&quot;@,@&quot;;[.D63];&quot;@},&quot;)" office:value-type="string" office:string-value="{@tlhIngan Hol@,@Klingon@},">
            <text:p>{@tlhIngan Hol@,@Klingon@},</text:p>
          </table:table-cell>
          <table:table-cell table:formula="of:=CONCATENATE(&quot;{@&quot;;[.D63];&quot;@,@&quot;;[.E63];&quot;.lang@},&quot;)" office:value-type="string" office:string-value="{@Klingon@,@tlh_AA.lang@},">
            <text:p>{@Klingon@,@tlh_AA.lang@},</text:p>
          </table:table-cell>
          <table:table-cell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string">
            <text:p>Türkçe</text:p>
          </table:table-cell>
          <table:table-cell office:value-type="string">
            <text:p>Turkish</text:p>
          </table:table-cell>
          <table:table-cell office:value-type="string">
            <text:p>tr_TR</text:p>
          </table:table-cell>
          <table:table-cell office:value-type="string">
            <text:p>Turkey</text:p>
          </table:table-cell>
          <table:table-cell office:value-type="string">
            <text:p>11w49a (1.1)</text:p>
          </table:table-cell>
          <table:table-cell table:formula="of:=CONCATENATE(&quot;{@&quot;;[.C64];&quot;@,@&quot;;[.D64];&quot;@},&quot;)" office:value-type="string" office:string-value="{@Türkçe@,@Turkish@},">
            <text:p>{@Türkçe@,@Turkish@},</text:p>
          </table:table-cell>
          <table:table-cell table:formula="of:=CONCATENATE(&quot;{@&quot;;[.D64];&quot;@,@&quot;;[.E64];&quot;.lang@},&quot;)" office:value-type="string" office:string-value="{@Turkish@,@tr_TR.lang@},">
            <text:p>{@Turkish@,@tr_TR.lang@},</text:p>
          </table:table-cell>
          <table:table-cell/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string">
            <text:p>Українська</text:p>
          </table:table-cell>
          <table:table-cell office:value-type="string">
            <text:p>Ukrainian</text:p>
          </table:table-cell>
          <table:table-cell office:value-type="string">
            <text:p>uk_UA</text:p>
          </table:table-cell>
          <table:table-cell office:value-type="string">
            <text:p>Ukraine, Transnistria.</text:p>
          </table:table-cell>
          <table:table-cell office:value-type="string">
            <text:p>12w01a (1.1)</text:p>
          </table:table-cell>
          <table:table-cell table:formula="of:=CONCATENATE(&quot;{@&quot;;[.C65];&quot;@,@&quot;;[.D65];&quot;@},&quot;)" office:value-type="string" office:string-value="{@Українська@,@Ukrainian@},">
            <text:p>{@Українська@,@Ukrainian@},</text:p>
          </table:table-cell>
          <table:table-cell table:formula="of:=CONCATENATE(&quot;{@&quot;;[.D65];&quot;@,@&quot;;[.E65];&quot;.lang@},&quot;)" office:value-type="string" office:string-value="{@Ukrainian@,@uk_UA.lang@},">
            <text:p>{@Ukrainian@,@uk_UA.lang@},</text:p>
          </table:table-cell>
          <table:table-cell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string">
            <text:p>Valencià</text:p>
          </table:table-cell>
          <table:table-cell office:value-type="string">
            <text:p>Valencian</text:p>
          </table:table-cell>
          <table:table-cell office:value-type="string">
            <text:p>va_ES</text:p>
          </table:table-cell>
          <table:table-cell office:value-type="string">
            <text:p>Spain</text:p>
          </table:table-cell>
          <table:table-cell office:value-type="string">
            <text:p>Unknown</text:p>
          </table:table-cell>
          <table:table-cell table:formula="of:=CONCATENATE(&quot;{@&quot;;[.C66];&quot;@,@&quot;;[.D66];&quot;@},&quot;)" office:value-type="string" office:string-value="{@Valencià@,@Valencian@},">
            <text:p>{@Valencià@,@Valencian@},</text:p>
          </table:table-cell>
          <table:table-cell table:formula="of:=CONCATENATE(&quot;{@&quot;;[.D66];&quot;@,@&quot;;[.E66];&quot;.lang@},&quot;)" office:value-type="string" office:string-value="{@Valencian@,@va_ES.lang@},">
            <text:p>{@Valencian@,@va_ES.lang@},</text:p>
          </table:table-cell>
          <table:table-cell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string">
            <text:p>Tiếng Việt</text:p>
          </table:table-cell>
          <table:table-cell office:value-type="string">
            <text:p>Vietnamese</text:p>
          </table:table-cell>
          <table:table-cell office:value-type="string">
            <text:p>vi_VN</text:p>
          </table:table-cell>
          <table:table-cell office:value-type="string">
            <text:p>Vietnam</text:p>
          </table:table-cell>
          <table:table-cell office:value-type="float" office:value="1.1">
            <text:p>1.1</text:p>
          </table:table-cell>
          <table:table-cell table:formula="of:=CONCATENATE(&quot;{@&quot;;[.C67];&quot;@,@&quot;;[.D67];&quot;@},&quot;)" office:value-type="string" office:string-value="{@Tiếng Việt@,@Vietnamese@},">
            <text:p>{@Tiếng Việt@,@Vietnamese@},</text:p>
          </table:table-cell>
          <table:table-cell table:formula="of:=CONCATENATE(&quot;{@&quot;;[.D67];&quot;@,@&quot;;[.E67];&quot;.lang@},&quot;)" office:value-type="string" office:string-value="{@Vietnamese@,@vi_VN.lang@},">
            <text:p>{@Vietnamese@,@vi_VN.lang@},</text:p>
          </table:table-cell>
          <table:table-cell/>
        </table:table-row>
        <table:table-row table:style-name="ro2">
          <table:table-cell/>
          <table:table-cell office:value-type="float" office:value="67">
            <text:p>67</text:p>
          </table:table-cell>
          <table:table-cell office:value-type="string">
            <text:p>简体中文</text:p>
          </table:table-cell>
          <table:table-cell office:value-type="string">
            <text:p>Chinese (Simplified)</text:p>
          </table:table-cell>
          <table:table-cell office:value-type="string">
            <text:p>zh_CN</text:p>
          </table:table-cell>
          <table:table-cell office:value-type="string">
            <text:p>China, Singapore</text:p>
          </table:table-cell>
          <table:table-cell office:value-type="string">
            <text:p>11w49a (1.1)</text:p>
          </table:table-cell>
          <table:table-cell table:formula="of:=CONCATENATE(&quot;{@&quot;;[.C68];&quot;@,@&quot;;[.D68];&quot;@},&quot;)" office:value-type="string" office:string-value="{@简体中文@,@Chinese (Simplified)@},">
            <text:p>{@简体中文@,@Chinese (Simplified)@},</text:p>
          </table:table-cell>
          <table:table-cell table:formula="of:=CONCATENATE(&quot;{@&quot;;[.D68];&quot;@,@&quot;;[.E68];&quot;.lang@},&quot;)" office:value-type="string" office:string-value="{@Chinese (Simplified)@,@zh_CN.lang@},">
            <text:p>{@Chinese (Simplified)@,@zh_CN.lang@},</text:p>
          </table:table-cell>
          <table:table-cell/>
        </table:table-row>
        <table:table-row table:style-name="ro2">
          <table:table-cell/>
          <table:table-cell office:value-type="float" office:value="68">
            <text:p>68</text:p>
          </table:table-cell>
          <table:table-cell office:value-type="string">
            <text:p>繁體中文</text:p>
          </table:table-cell>
          <table:table-cell office:value-type="string">
            <text:p>Chinese (Traditional)</text:p>
          </table:table-cell>
          <table:table-cell office:value-type="string">
            <text:p>zh_TW</text:p>
          </table:table-cell>
          <table:table-cell office:value-type="string">
            <text:p>Taiwan, Hong Kong, Macau.</text:p>
          </table:table-cell>
          <table:table-cell office:value-type="string">
            <text:p>12w01a (1.1)</text:p>
          </table:table-cell>
          <table:table-cell table:formula="of:=CONCATENATE(&quot;{@&quot;;[.C69];&quot;@,@&quot;;[.D69];&quot;@},&quot;)" office:value-type="string" office:string-value="{@繁體中文@,@Chinese (Traditional)@},">
            <text:p>{@繁體中文@,@Chinese (Traditional)@},</text:p>
          </table:table-cell>
          <table:table-cell table:formula="of:=CONCATENATE(&quot;{@&quot;;[.D69];&quot;@,@&quot;;[.E69];&quot;.lang@},&quot;)" office:value-type="string" office:string-value="{@Chinese (Traditional)@,@zh_TW.lang@},">
            <text:p>{@Chinese (Traditional)@,@zh_TW.lang@},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15/08/2015</text:date>, <text:time>17:2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 </meta:initial-creator>
    <meta:creation-date>2015-08-15T15:07:57.24</meta:creation-date>
    <dc:date>2015-08-15T17:26:04.70</dc:date>
    <dc:creator>g </dc:creator>
    <meta:editing-duration>PT1H2M26S</meta:editing-duration>
    <meta:editing-cycles>1</meta:editing-cycles>
    <meta:document-statistic meta:table-count="3" meta:cell-count="547" meta:object-count="0"/>
    <meta:generator>OpenOffice/4.1.1$Win32 OpenOffice.org_project/411m6$Build-9775</meta:generator>
  </office:meta>
</office:document-meta>
</file>